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th-italic" svg:font-family="'MathJax Math-italic'"/>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94cm" style:rel-column-width="7302*"/>
    </style:style>
    <style:style style:name="Table1.B" style:family="table-column">
      <style:table-column-properties style:column-width="15.106cm" style:rel-column-width="582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ourier New" fo:font-size="11pt" officeooo:rsid="00533c33" officeooo:paragraph-rsid="02550c77" style:font-size-asian="11pt" style:font-size-complex="11pt"/>
    </style:style>
    <style:style style:name="P2" style:family="paragraph" style:parent-style-name="Standard">
      <style:text-properties style:font-name="Courier New" fo:font-size="11pt" officeooo:rsid="018f16e0" officeooo:paragraph-rsid="028595ba" style:font-size-asian="11pt" style:font-size-complex="11pt"/>
    </style:style>
    <style:style style:name="P3" style:family="paragraph" style:parent-style-name="Standard">
      <style:text-properties style:font-name="Courier New" fo:font-size="11pt" officeooo:rsid="033268de" officeooo:paragraph-rsid="033268de" style:font-size-asian="11pt" style:font-size-complex="11pt"/>
    </style:style>
    <style:style style:name="P4" style:family="paragraph" style:parent-style-name="Standard">
      <style:text-properties style:font-name="Courier New" fo:font-size="11pt" officeooo:rsid="033268de" officeooo:paragraph-rsid="03333d24" style:font-size-asian="11pt" style:font-size-complex="11pt"/>
    </style:style>
    <style:style style:name="P5" style:family="paragraph" style:parent-style-name="Standard">
      <style:text-properties style:font-name="Courier New" fo:font-size="11pt" officeooo:rsid="0232b4b7" officeooo:paragraph-rsid="0232b4b7" style:font-size-asian="11pt" style:font-size-complex="11pt"/>
    </style:style>
    <style:style style:name="P6" style:family="paragraph" style:parent-style-name="Standard">
      <style:text-properties style:font-name="Courier New" fo:font-size="11pt" officeooo:rsid="0232b4b7" officeooo:paragraph-rsid="01799d1e" style:font-size-asian="11pt" style:font-size-complex="11pt"/>
    </style:style>
    <style:style style:name="P7" style:family="paragraph" style:parent-style-name="Standard">
      <style:text-properties style:font-name="Courier New" fo:font-size="11pt" officeooo:rsid="0134f2ae" officeooo:paragraph-rsid="02550c77" style:font-size-asian="11pt" style:font-size-complex="11pt"/>
    </style:style>
    <style:style style:name="P8" style:family="paragraph" style:parent-style-name="Standard">
      <style:text-properties style:font-name="Courier New" fo:font-size="11pt" officeooo:rsid="01977205" officeooo:paragraph-rsid="01977205" style:font-size-asian="11pt" style:font-size-complex="11pt"/>
    </style:style>
    <style:style style:name="P9" style:family="paragraph" style:parent-style-name="Standard">
      <style:text-properties style:font-name="Courier New" fo:font-size="11pt" officeooo:rsid="023dcdc4" officeooo:paragraph-rsid="023dcdc4" style:font-size-asian="11pt" style:font-size-complex="11pt"/>
    </style:style>
    <style:style style:name="P10" style:family="paragraph" style:parent-style-name="Standard">
      <style:text-properties style:font-name="Courier New" fo:font-size="11pt" officeooo:rsid="0242f4b8" officeooo:paragraph-rsid="0242f4b8" style:font-size-asian="11pt" style:font-size-complex="11pt"/>
    </style:style>
    <style:style style:name="P11" style:family="paragraph" style:parent-style-name="Standard">
      <style:text-properties style:font-name="Courier New" fo:font-size="11pt" officeooo:rsid="0281cc1c" officeooo:paragraph-rsid="028bf008" style:font-size-asian="11pt" style:font-size-complex="11pt"/>
    </style:style>
    <style:style style:name="P12" style:family="paragraph" style:parent-style-name="Standard">
      <style:text-properties style:font-name="Courier New" fo:font-size="11pt" officeooo:rsid="028a23ea" officeooo:paragraph-rsid="028a23ea" style:font-size-asian="11pt" style:font-size-complex="11pt"/>
    </style:style>
    <style:style style:name="P13" style:family="paragraph" style:parent-style-name="Standard">
      <style:text-properties style:font-name="Courier New" fo:font-size="11pt" officeooo:rsid="0303d7a8" officeooo:paragraph-rsid="030ea657" style:font-size-asian="11pt" style:font-size-complex="11pt"/>
    </style:style>
    <style:style style:name="P14" style:family="paragraph" style:parent-style-name="Standard">
      <style:text-properties style:font-name="Courier New" fo:font-size="11pt" officeooo:rsid="03278527" officeooo:paragraph-rsid="03278527" style:font-size-asian="11pt" style:font-size-complex="11pt"/>
    </style:style>
    <style:style style:name="P15" style:family="paragraph" style:parent-style-name="Standard">
      <style:text-properties style:font-name="Courier New" fo:font-size="11pt" officeooo:rsid="031c38bb" officeooo:paragraph-rsid="031c38bb" style:font-size-asian="11pt" style:font-size-complex="11pt"/>
    </style:style>
    <style:style style:name="P16" style:family="paragraph" style:parent-style-name="Standard">
      <style:text-properties style:font-name="Courier New" fo:font-size="11pt" officeooo:rsid="031d6b71" officeooo:paragraph-rsid="031d6b71" style:font-size-asian="11pt" style:font-size-complex="11pt"/>
    </style:style>
    <style:style style:name="P17" style:family="paragraph" style:parent-style-name="Standard">
      <style:text-properties style:font-name="Courier New" fo:font-size="11pt" officeooo:rsid="03336f32" officeooo:paragraph-rsid="03336f32" style:font-size-asian="11pt" style:font-size-complex="11pt"/>
    </style:style>
    <style:style style:name="P18" style:family="paragraph" style:parent-style-name="Standard">
      <style:text-properties style:font-name="Courier New" fo:font-size="11pt" fo:font-weight="normal" officeooo:rsid="0303d7a8" officeooo:paragraph-rsid="030ea657" style:font-size-asian="11pt" style:font-weight-asian="normal" style:font-size-complex="11pt" style:font-weight-complex="normal"/>
    </style:style>
    <style:style style:name="P19" style:family="paragraph" style:parent-style-name="Standard">
      <style:text-properties style:font-name="Courier New" fo:font-size="11pt" fo:font-weight="normal" officeooo:rsid="02f9fe58" officeooo:paragraph-rsid="030ea657" style:font-size-asian="11pt" style:font-weight-asian="normal" style:font-size-complex="11pt" style:font-weight-complex="normal"/>
    </style:style>
    <style:style style:name="P20" style:family="paragraph" style:parent-style-name="Standard">
      <style:text-properties style:font-name="Courier New" fo:font-size="11pt" fo:font-weight="normal" officeooo:rsid="02fbcafc" officeooo:paragraph-rsid="030ea657" style:font-size-asian="11pt" style:font-weight-asian="normal" style:font-size-complex="11pt" style:font-weight-complex="normal"/>
    </style:style>
    <style:style style:name="P21" style:family="paragraph" style:parent-style-name="Standard">
      <style:text-properties style:font-name="Courier New" fo:font-size="11pt" fo:font-weight="normal" officeooo:rsid="02efa67e" officeooo:paragraph-rsid="0314f7d3" style:font-size-asian="11pt" style:font-weight-asian="normal" style:font-size-complex="11pt" style:font-weight-complex="normal"/>
    </style:style>
    <style:style style:name="P22" style:family="paragraph" style:parent-style-name="Standard">
      <style:text-properties style:font-name="Courier New" officeooo:rsid="02c0c450" officeooo:paragraph-rsid="02c0c450"/>
    </style:style>
    <style:style style:name="P23" style:family="paragraph" style:parent-style-name="Standard">
      <style:text-properties style:font-name="Liberation Serif"/>
    </style:style>
    <style:style style:name="P24" style:family="paragraph" style:parent-style-name="Standard">
      <style:text-properties style:font-name="Liberation Serif" fo:font-size="12pt" fo:font-weight="normal" officeooo:rsid="02fdb15f" officeooo:paragraph-rsid="030ea657"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2f9fe58" officeooo:paragraph-rsid="030ea657"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2faceca" officeooo:paragraph-rsid="030ea657"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2fbcafc" officeooo:paragraph-rsid="030ea657" style:font-size-asian="10.5pt" style:font-weight-asian="normal" style:font-size-complex="12pt" style:font-weight-complex="normal"/>
    </style:style>
    <style:style style:name="P28" style:family="paragraph" style:parent-style-name="Standard">
      <style:text-properties style:font-name="Liberation Serif" fo:font-size="12pt" fo:font-weight="normal" officeooo:rsid="02f19191" officeooo:paragraph-rsid="0314f7d3" style:font-size-asian="12.25pt" style:font-weight-asian="normal" style:font-size-complex="14pt" style:font-weight-complex="normal"/>
    </style:style>
    <style:style style:name="P29" style:family="paragraph" style:parent-style-name="Standard">
      <style:text-properties style:font-name="Liberation Serif" fo:font-size="12pt" fo:font-weight="normal" officeooo:rsid="02f9298a" officeooo:paragraph-rsid="030ea657" style:font-size-asian="12.25pt" style:font-weight-asian="normal" style:font-size-complex="14pt" style:font-weight-complex="normal"/>
    </style:style>
    <style:style style:name="P30" style:family="paragraph" style:parent-style-name="Standard">
      <style:text-properties style:font-name="Liberation Serif" fo:font-size="12pt" fo:font-weight="normal" officeooo:rsid="0315d154" officeooo:paragraph-rsid="0315d154" style:font-size-asian="12.25pt" style:font-weight-asian="normal" style:font-size-complex="14pt" style:font-weight-complex="normal"/>
    </style:style>
    <style:style style:name="P31" style:family="paragraph" style:parent-style-name="Standard">
      <style:text-properties style:font-name="Liberation Serif" fo:font-size="12pt" officeooo:rsid="0339ae2e" officeooo:paragraph-rsid="0339ae2e" style:font-size-asian="10.5pt" style:font-size-complex="12pt"/>
    </style:style>
    <style:style style:name="P32" style:family="paragraph" style:parent-style-name="Standard">
      <style:text-properties style:font-name="Liberation Serif" officeooo:rsid="0340ae87" officeooo:paragraph-rsid="0340ae87"/>
    </style:style>
    <style:style style:name="P33" style:family="paragraph" style:parent-style-name="Standard">
      <style:text-properties style:font-name="Liberation Serif" officeooo:rsid="03452850" officeooo:paragraph-rsid="03452850"/>
    </style:style>
    <style:style style:name="P34" style:family="paragraph" style:parent-style-name="Standard">
      <style:text-properties style:font-name="Liberation Serif" officeooo:rsid="034b2583" officeooo:paragraph-rsid="034b2583"/>
    </style:style>
    <style:style style:name="P35" style:family="paragraph" style:parent-style-name="Standard">
      <style:text-properties style:font-name="Liberation Serif" officeooo:rsid="020db61b" officeooo:paragraph-rsid="035f6ab6"/>
    </style:style>
    <style:style style:name="P36" style:family="paragraph" style:parent-style-name="Standard">
      <style:text-properties style:font-name="Liberation Serif" officeooo:rsid="02192d1a" officeooo:paragraph-rsid="036774e9"/>
    </style:style>
    <style:style style:name="P37" style:family="paragraph" style:parent-style-name="Standard">
      <style:text-properties style:font-name="Liberation Serif" officeooo:rsid="02192d1a" officeooo:paragraph-rsid="02192d1a"/>
    </style:style>
    <style:style style:name="P38" style:family="paragraph" style:parent-style-name="Standard">
      <style:text-properties style:font-name="Liberation Serif" fo:font-size="14pt" fo:font-weight="bold" style:font-weight-asian="bold" style:font-weight-complex="bold"/>
    </style:style>
    <style:style style:name="P39" style:family="paragraph" style:parent-style-name="Standard">
      <style:text-properties style:font-name="Liberation Serif" fo:font-size="14pt" fo:font-weight="bold" officeooo:paragraph-rsid="021bde58" style:font-weight-asian="bold" style:font-weight-complex="bold"/>
    </style:style>
    <style:style style:name="P40" style:family="paragraph" style:parent-style-name="Standard">
      <style:text-properties style:font-name="Liberation Serif" fo:font-size="14pt" fo:font-weight="bold" officeooo:rsid="0185b742" officeooo:paragraph-rsid="0185b742" style:font-weight-asian="bold" style:font-weight-complex="bold"/>
    </style:style>
    <style:style style:name="P41" style:family="paragraph" style:parent-style-name="Standard">
      <style:text-properties style:font-name="Liberation Serif" fo:font-size="14pt" fo:font-weight="bold" officeooo:rsid="0395e218" officeooo:paragraph-rsid="0395e218" style:font-weight-asian="bold" style:font-weight-complex="bold"/>
    </style:style>
    <style:style style:name="P42" style:family="paragraph" style:parent-style-name="Standard">
      <style:text-properties style:font-name="Liberation Serif" fo:font-size="14pt" fo:font-weight="bold" officeooo:rsid="02e829bf" officeooo:paragraph-rsid="0314f7d3" style:font-size-asian="12.25pt" style:font-weight-asian="bold" style:font-size-complex="14pt" style:font-weight-complex="bold"/>
    </style:style>
    <style:style style:name="P43" style:family="paragraph" style:parent-style-name="Standard">
      <style:text-properties style:font-name="Liberation Serif" officeooo:rsid="020930e0" officeooo:paragraph-rsid="020930e0"/>
    </style:style>
    <style:style style:name="P44" style:family="paragraph" style:parent-style-name="Standard">
      <style:text-properties style:font-name="Liberation Serif" officeooo:rsid="020dfe48" officeooo:paragraph-rsid="020dfe48"/>
    </style:style>
    <style:style style:name="P45" style:family="paragraph" style:parent-style-name="Standard">
      <style:text-properties style:font-name="Liberation Serif" officeooo:rsid="0219e06f" officeooo:paragraph-rsid="0219e06f"/>
    </style:style>
    <style:style style:name="P46" style:family="paragraph" style:parent-style-name="Standard">
      <style:text-properties style:font-name="Liberation Serif" officeooo:rsid="0218ae73" officeooo:paragraph-rsid="02192d1a"/>
    </style:style>
    <style:style style:name="P47" style:family="paragraph" style:parent-style-name="Standard">
      <style:text-properties style:font-name="Liberation Serif" officeooo:paragraph-rsid="021cc5a0"/>
    </style:style>
    <style:style style:name="P48" style:family="paragraph" style:parent-style-name="Standard">
      <style:text-properties style:font-name="Liberation Serif" officeooo:paragraph-rsid="021fa871"/>
    </style:style>
    <style:style style:name="P49" style:family="paragraph" style:parent-style-name="Standard">
      <style:text-properties style:font-name="Liberation Serif" officeooo:rsid="022418b9" officeooo:paragraph-rsid="022418b9"/>
    </style:style>
    <style:style style:name="P50" style:family="paragraph" style:parent-style-name="Standard">
      <style:text-properties style:font-name="Liberation Serif" officeooo:rsid="014cc7c4" officeooo:paragraph-rsid="014cc7c4"/>
    </style:style>
    <style:style style:name="P51" style:family="paragraph" style:parent-style-name="Standard">
      <style:text-properties style:font-name="Liberation Serif" officeooo:rsid="022a7f14" officeooo:paragraph-rsid="022a7f14"/>
    </style:style>
    <style:style style:name="P52" style:family="paragraph" style:parent-style-name="Standard">
      <style:text-properties style:font-name="Liberation Serif" officeooo:paragraph-rsid="022a7f14"/>
    </style:style>
    <style:style style:name="P53" style:family="paragraph" style:parent-style-name="Standard">
      <style:text-properties style:font-name="Liberation Serif" officeooo:paragraph-rsid="01593598"/>
    </style:style>
    <style:style style:name="P54" style:family="paragraph" style:parent-style-name="Standard">
      <style:text-properties style:font-name="Liberation Serif" officeooo:paragraph-rsid="0257094a"/>
    </style:style>
    <style:style style:name="P55" style:family="paragraph" style:parent-style-name="Standard">
      <style:text-properties style:font-name="Liberation Serif" officeooo:rsid="0258df1c" officeooo:paragraph-rsid="0258df1c"/>
    </style:style>
    <style:style style:name="P56" style:family="paragraph" style:parent-style-name="Standard">
      <style:text-properties style:font-name="Liberation Serif" officeooo:paragraph-rsid="015a1fbf"/>
    </style:style>
    <style:style style:name="P57" style:family="paragraph" style:parent-style-name="Standard">
      <style:text-properties style:font-name="Liberation Serif" officeooo:rsid="025a8479" officeooo:paragraph-rsid="025a8479"/>
    </style:style>
    <style:style style:name="P58" style:family="paragraph" style:parent-style-name="Standard">
      <style:text-properties style:font-name="Liberation Serif" officeooo:rsid="023b7fce" officeooo:paragraph-rsid="025ba32c"/>
    </style:style>
    <style:style style:name="P59" style:family="paragraph" style:parent-style-name="Standard">
      <style:text-properties style:font-name="Liberation Serif" officeooo:rsid="025ba32c" officeooo:paragraph-rsid="025ba32c"/>
    </style:style>
    <style:style style:name="P60" style:family="paragraph" style:parent-style-name="Standard">
      <style:text-properties style:font-name="Liberation Serif" officeooo:rsid="0131d9eb" officeooo:paragraph-rsid="0131d9eb"/>
    </style:style>
    <style:style style:name="P61" style:family="paragraph" style:parent-style-name="Standard">
      <style:text-properties style:font-name="Liberation Serif" officeooo:rsid="0261f6c5" officeooo:paragraph-rsid="0261f6c5"/>
    </style:style>
    <style:style style:name="P62" style:family="paragraph" style:parent-style-name="Standard">
      <style:text-properties style:font-name="Liberation Serif" officeooo:paragraph-rsid="01435243"/>
    </style:style>
    <style:style style:name="P63" style:family="paragraph" style:parent-style-name="Standard">
      <style:text-properties style:font-name="Liberation Serif" officeooo:rsid="01621372" officeooo:paragraph-rsid="01621372"/>
    </style:style>
    <style:style style:name="P64" style:family="paragraph" style:parent-style-name="Standard">
      <style:text-properties style:font-name="Liberation Serif" officeooo:rsid="0173fd6a" officeooo:paragraph-rsid="0173fd6a"/>
    </style:style>
    <style:style style:name="P65" style:family="paragraph" style:parent-style-name="Standard">
      <style:text-properties style:font-name="Liberation Serif" officeooo:rsid="02771f2d" officeooo:paragraph-rsid="02771f2d"/>
    </style:style>
    <style:style style:name="P66" style:family="paragraph" style:parent-style-name="Standard">
      <style:text-properties style:font-name="Liberation Serif" officeooo:rsid="016d673b" officeooo:paragraph-rsid="016d673b"/>
    </style:style>
    <style:style style:name="P67" style:family="paragraph" style:parent-style-name="Standard">
      <style:text-properties style:font-name="Liberation Serif" officeooo:paragraph-rsid="02a5fdb0"/>
    </style:style>
    <style:style style:name="P68" style:family="paragraph" style:parent-style-name="Standard">
      <style:text-properties style:font-name="Liberation Serif" officeooo:rsid="0283b6b6" officeooo:paragraph-rsid="02b7a620"/>
    </style:style>
    <style:style style:name="P69" style:family="paragraph" style:parent-style-name="Standard">
      <style:text-properties style:font-name="Liberation Serif" officeooo:rsid="02888356" officeooo:paragraph-rsid="02888356"/>
    </style:style>
    <style:style style:name="P70" style:family="paragraph" style:parent-style-name="Standard">
      <style:text-properties style:font-name="Liberation Serif" officeooo:rsid="028977e3" officeooo:paragraph-rsid="028977e3"/>
    </style:style>
    <style:style style:name="P71" style:family="paragraph" style:parent-style-name="Standard">
      <style:text-properties style:font-name="Liberation Serif" officeooo:rsid="01923198" officeooo:paragraph-rsid="01923198"/>
    </style:style>
    <style:style style:name="P72" style:family="paragraph" style:parent-style-name="Standard">
      <style:text-properties style:font-name="Liberation Serif" officeooo:rsid="02b39eef" officeooo:paragraph-rsid="02b7a620"/>
    </style:style>
    <style:style style:name="P73" style:family="paragraph" style:parent-style-name="Standard">
      <style:text-properties style:font-name="Liberation Serif" officeooo:rsid="02b91326" officeooo:paragraph-rsid="02b91326"/>
    </style:style>
    <style:style style:name="P74" style:family="paragraph" style:parent-style-name="Standard">
      <style:text-properties style:font-name="Liberation Serif" officeooo:rsid="02bbaf20" officeooo:paragraph-rsid="02bbaf20"/>
    </style:style>
    <style:style style:name="P75" style:family="paragraph" style:parent-style-name="Standard">
      <style:text-properties style:font-name="Liberation Serif" officeooo:rsid="02bd4ba0" officeooo:paragraph-rsid="02bd4ba0"/>
    </style:style>
    <style:style style:name="P76" style:family="paragraph" style:parent-style-name="Standard">
      <style:text-properties style:font-name="Liberation Serif" officeooo:rsid="02c158c0" officeooo:paragraph-rsid="02c158c0"/>
    </style:style>
    <style:style style:name="P77" style:family="paragraph" style:parent-style-name="Standard">
      <style:text-properties style:font-name="Liberation Serif" officeooo:rsid="0186c923" officeooo:paragraph-rsid="018dcdc9"/>
    </style:style>
    <style:style style:name="P78" style:family="paragraph" style:parent-style-name="Standard">
      <style:text-properties style:font-name="Liberation Serif" officeooo:rsid="02c0c450" officeooo:paragraph-rsid="02d61394"/>
    </style:style>
    <style:style style:name="P79" style:family="paragraph" style:parent-style-name="Standard">
      <style:text-properties style:font-name="Liberation Serif" officeooo:rsid="01acfaca" officeooo:paragraph-rsid="0307836d"/>
    </style:style>
    <style:style style:name="P80" style:family="paragraph" style:parent-style-name="Standard">
      <style:text-properties style:font-name="Liberation Serif" officeooo:rsid="01acfaca" officeooo:paragraph-rsid="030ea657"/>
    </style:style>
    <style:style style:name="P81" style:family="paragraph" style:parent-style-name="Standard">
      <style:text-properties style:font-name="Liberation Serif" officeooo:rsid="01acfaca" officeooo:paragraph-rsid="0314f7d3"/>
    </style:style>
    <style:style style:name="P82" style:family="paragraph" style:parent-style-name="Standard">
      <style:text-properties style:font-name="Liberation Serif" officeooo:paragraph-rsid="02e0a375"/>
    </style:style>
    <style:style style:name="P83" style:family="paragraph" style:parent-style-name="Standard">
      <style:text-properties style:font-name="Liberation Serif" officeooo:rsid="01a94e3a" officeooo:paragraph-rsid="030ea657"/>
    </style:style>
    <style:style style:name="P84" style:family="paragraph" style:parent-style-name="Standard">
      <style:text-properties style:font-name="Liberation Serif" officeooo:rsid="01aac30a" officeooo:paragraph-rsid="030ea657"/>
    </style:style>
    <style:style style:name="P85" style:family="paragraph" style:parent-style-name="Standard">
      <style:text-properties style:font-name="Liberation Serif" officeooo:rsid="0302f22c" officeooo:paragraph-rsid="030ea657"/>
    </style:style>
    <style:style style:name="P86" style:family="paragraph" style:parent-style-name="Standard">
      <style:text-properties style:font-name="Liberation Serif" officeooo:rsid="032055bd" officeooo:paragraph-rsid="0321e7e5"/>
    </style:style>
    <style:style style:name="P87" style:family="paragraph" style:parent-style-name="Standard">
      <style:text-properties style:font-name="Liberation Serif" officeooo:rsid="0323cc2c" officeooo:paragraph-rsid="0323cc2c"/>
    </style:style>
    <style:style style:name="P88" style:family="paragraph" style:parent-style-name="Standard">
      <style:text-properties style:font-name="Liberation Serif" officeooo:rsid="0325b314" officeooo:paragraph-rsid="0325b314"/>
    </style:style>
    <style:style style:name="P89" style:family="paragraph" style:parent-style-name="Standard">
      <style:text-properties style:font-name="Liberation Serif" officeooo:rsid="03283146" officeooo:paragraph-rsid="03283146"/>
    </style:style>
    <style:style style:name="P90" style:family="paragraph" style:parent-style-name="Standard">
      <style:text-properties style:font-name="Liberation Serif" officeooo:rsid="0317f2df" officeooo:paragraph-rsid="0317f2df"/>
    </style:style>
    <style:style style:name="P91" style:family="paragraph" style:parent-style-name="Standard">
      <style:text-properties style:font-name="Liberation Serif" officeooo:rsid="031c38bb" officeooo:paragraph-rsid="031c38bb"/>
    </style:style>
    <style:style style:name="P92" style:family="paragraph" style:parent-style-name="Standard">
      <style:text-properties style:font-name="Liberation Serif" officeooo:rsid="031e9b2a" officeooo:paragraph-rsid="031e9b2a"/>
    </style:style>
    <style:style style:name="P93" style:family="paragraph" style:parent-style-name="Standard">
      <style:text-properties style:font-name="Liberation Serif" officeooo:rsid="031d6b71" officeooo:paragraph-rsid="031d6b71"/>
    </style:style>
    <style:style style:name="P94" style:family="paragraph" style:parent-style-name="Standard">
      <style:text-properties style:font-name="Liberation Serif" officeooo:rsid="032e2a7c" officeooo:paragraph-rsid="033268de"/>
    </style:style>
    <style:style style:name="P95" style:family="paragraph" style:parent-style-name="Standard">
      <style:text-properties style:font-name="Liberation Serif" officeooo:rsid="033268de" officeooo:paragraph-rsid="033268de"/>
    </style:style>
    <style:style style:name="P96" style:family="paragraph" style:parent-style-name="Standard">
      <style:text-properties style:font-name="Liberation Serif" officeooo:paragraph-rsid="01edf953"/>
    </style:style>
    <style:style style:name="P97" style:family="paragraph" style:parent-style-name="Standard">
      <style:text-properties style:font-name="Liberation Serif" officeooo:rsid="03abcc6b" officeooo:paragraph-rsid="03abcc6b"/>
    </style:style>
    <style:style style:name="P98" style:family="paragraph" style:parent-style-name="Standard">
      <style:paragraph-properties fo:text-align="end" style:justify-single-word="false"/>
      <style:text-properties style:font-name="Liberation Serif" officeooo:rsid="03abcc6b" officeooo:paragraph-rsid="03abcc6b"/>
    </style:style>
    <style:style style:name="P99" style:family="paragraph" style:parent-style-name="Standard">
      <style:text-properties fo:color="#000000" style:font-name="Courier New" fo:font-size="11pt" officeooo:paragraph-rsid="02b179db" style:font-size-asian="11pt" style:font-size-complex="11pt"/>
    </style:style>
    <style:style style:name="P100" style:family="paragraph" style:parent-style-name="Standard">
      <style:text-properties fo:color="#000000" style:font-name="Courier New" fo:font-size="11pt" fo:font-weight="normal" officeooo:rsid="0321e7e5" officeooo:paragraph-rsid="0321e7e5" style:font-size-asian="11pt" style:font-weight-asian="normal" style:font-size-complex="11pt" style:font-weight-complex="normal"/>
    </style:style>
    <style:style style:name="P101" style:family="paragraph" style:parent-style-name="Standard">
      <style:text-properties fo:color="#000000" style:font-name="Courier New" fo:font-size="11pt" fo:font-weight="normal" officeooo:rsid="02dce11b" officeooo:paragraph-rsid="02dce11b" style:font-size-asian="11pt" style:font-weight-asian="normal" style:font-size-complex="11pt" style:font-weight-complex="normal"/>
    </style:style>
    <style:style style:name="P102" style:family="paragraph" style:parent-style-name="Standard">
      <style:text-properties fo:color="#000000" style:font-name="Courier New" fo:font-size="12pt" officeooo:rsid="02bab479" officeooo:paragraph-rsid="02bab479" style:font-size-asian="12pt" style:font-size-complex="12pt"/>
    </style:style>
    <style:style style:name="P103" style:family="paragraph" style:parent-style-name="Standard">
      <style:text-properties fo:color="#000000" style:font-name="Courier New" fo:font-size="12pt" fo:font-weight="normal" officeooo:rsid="029d999a" officeooo:paragraph-rsid="029d999a" style:font-size-asian="12pt" style:font-weight-asian="normal" style:font-size-complex="12pt" style:font-weight-complex="normal"/>
    </style:style>
    <style:style style:name="P104" style:family="paragraph" style:parent-style-name="Standard">
      <style:text-properties fo:color="#000000" style:font-name="Courier New" fo:font-size="12pt" fo:font-weight="normal" officeooo:rsid="02a1fcc5" officeooo:paragraph-rsid="02a1fcc5" style:font-size-asian="12pt" style:font-weight-asian="normal" style:font-size-complex="12pt" style:font-weight-complex="normal"/>
    </style:style>
    <style:style style:name="P105" style:family="paragraph" style:parent-style-name="Standard">
      <style:text-properties fo:color="#000000" style:font-name="Liberation Serif" fo:font-size="12pt" officeooo:rsid="02b8234d" officeooo:paragraph-rsid="02b8234d" style:font-size-asian="12pt" style:font-size-complex="12pt"/>
    </style:style>
    <style:style style:name="P106" style:family="paragraph" style:parent-style-name="Standard">
      <style:text-properties fo:color="#000000" style:font-name="Liberation Serif" fo:font-size="12pt" officeooo:rsid="02bab479" officeooo:paragraph-rsid="02bab479" style:font-size-asian="12pt" style:font-size-complex="12pt"/>
    </style:style>
    <style:style style:name="P107" style:family="paragraph" style:parent-style-name="Standard">
      <style:text-properties fo:color="#000000" style:font-name="Liberation Serif" fo:font-size="12pt" officeooo:rsid="02bf476f" officeooo:paragraph-rsid="02bf476f" style:font-size-asian="12pt" style:font-size-complex="12pt"/>
    </style:style>
    <style:style style:name="P108" style:family="paragraph" style:parent-style-name="Standard">
      <style:text-properties fo:color="#000000" style:font-name="Liberation Serif" fo:font-size="12pt" fo:font-weight="normal" officeooo:rsid="02dfa044" officeooo:paragraph-rsid="02dfa044" style:font-size-asian="10.5pt" style:font-weight-asian="normal" style:font-size-complex="12pt" style:font-weight-complex="normal"/>
    </style:style>
    <style:style style:name="P109" style:family="paragraph" style:parent-style-name="Standard">
      <style:text-properties fo:color="#000000" style:font-name="Liberation Serif" fo:font-size="12pt" fo:font-weight="normal" officeooo:rsid="030dda97" officeooo:paragraph-rsid="030ea657" style:font-size-asian="10.5pt" style:font-weight-asian="normal" style:font-size-complex="12pt" style:font-weight-complex="normal"/>
    </style:style>
    <style:style style:name="P110" style:family="paragraph" style:parent-style-name="Standard">
      <style:text-properties fo:color="#000000" style:font-name="Liberation Serif" fo:font-size="12pt" fo:font-weight="normal" officeooo:rsid="02cb83b6" officeooo:paragraph-rsid="02d4d573" style:font-size-asian="10.5pt" style:font-weight-asian="normal" style:font-size-complex="12pt" style:font-weight-complex="normal"/>
    </style:style>
    <style:style style:name="P111" style:family="paragraph" style:parent-style-name="Standard">
      <style:text-properties fo:color="#000000" style:font-name="Liberation Serif" fo:font-size="12pt" fo:font-weight="normal" officeooo:rsid="02d719bb" officeooo:paragraph-rsid="02d719bb" style:font-size-asian="10.5pt" style:font-weight-asian="normal" style:font-size-complex="12pt" style:font-weight-complex="normal"/>
    </style:style>
    <style:style style:name="P112" style:family="paragraph" style:parent-style-name="Standard">
      <style:text-properties fo:color="#000000" style:font-name="Liberation Serif" officeooo:rsid="01923198" officeooo:paragraph-rsid="01923198"/>
    </style:style>
    <style:style style:name="P113" style:family="paragraph" style:parent-style-name="Standard">
      <style:text-properties fo:color="#000000" style:font-name="Liberation Serif" officeooo:rsid="02a7a919" officeooo:paragraph-rsid="02a7a919"/>
    </style:style>
    <style:style style:name="P114" style:family="paragraph" style:parent-style-name="Standard">
      <style:text-properties fo:color="#000000" style:font-name="Liberation Serif" fo:font-size="14pt" fo:font-weight="bold" officeooo:rsid="030dda97" officeooo:paragraph-rsid="030dda97" style:font-size-asian="10.5pt" style:font-weight-asian="bold" style:font-size-complex="12pt" style:font-weight-complex="bold"/>
    </style:style>
    <style:style style:name="P115" style:family="paragraph" style:parent-style-name="Standard">
      <style:text-properties officeooo:rsid="02a4c6f5" officeooo:paragraph-rsid="02a4c6f5"/>
    </style:style>
    <style:style style:name="P116" style:family="paragraph" style:parent-style-name="Standard">
      <style:text-properties style:font-name="Courier New" fo:font-size="11pt" style:font-size-asian="11pt" style:font-size-complex="11pt"/>
    </style:style>
    <style:style style:name="P117" style:family="paragraph" style:parent-style-name="Standard">
      <style:text-properties style:font-name="Courier New" fo:font-size="11pt" officeooo:rsid="0339bced" officeooo:paragraph-rsid="0339bced" style:font-size-asian="11pt" style:font-size-complex="11pt"/>
    </style:style>
    <style:style style:name="P118" style:family="paragraph" style:parent-style-name="Standard">
      <style:text-properties style:font-name="Courier New" fo:font-size="11pt" officeooo:rsid="033ccb6e" officeooo:paragraph-rsid="033ccb6e" style:font-size-asian="11pt" style:font-size-complex="11pt"/>
    </style:style>
    <style:style style:name="P119" style:family="paragraph" style:parent-style-name="Standard">
      <style:text-properties style:font-name="Courier New" fo:font-size="11pt" officeooo:rsid="034a4e13" officeooo:paragraph-rsid="0352e03b" style:font-size-asian="11pt" style:font-size-complex="11pt"/>
    </style:style>
    <style:style style:name="P120" style:family="paragraph" style:parent-style-name="Standard">
      <style:text-properties style:font-name="Courier New" fo:font-size="11pt" officeooo:rsid="034bf27b" officeooo:paragraph-rsid="034bf27b" style:font-size-asian="11pt" style:font-size-complex="11pt"/>
    </style:style>
    <style:style style:name="P121" style:family="paragraph" style:parent-style-name="Standard">
      <style:text-properties style:font-name="Courier New" fo:font-size="11pt" officeooo:rsid="0352e03b" officeooo:paragraph-rsid="0352e03b" style:font-size-asian="11pt" style:font-size-complex="11pt"/>
    </style:style>
    <style:style style:name="P122" style:family="paragraph" style:parent-style-name="Standard">
      <style:text-properties style:font-name="Courier New" fo:font-size="11pt" officeooo:rsid="0354a8e0" officeooo:paragraph-rsid="0354a8e0" style:font-size-asian="11pt" style:font-size-complex="11pt"/>
    </style:style>
    <style:style style:name="P123" style:family="paragraph" style:parent-style-name="Standard">
      <style:text-properties style:font-name="Courier New" fo:font-size="11pt" officeooo:paragraph-rsid="032cc06a" style:font-size-asian="11pt" style:font-size-complex="11pt"/>
    </style:style>
    <style:style style:name="P124" style:family="paragraph" style:parent-style-name="Standard">
      <style:text-properties style:font-name="Courier New" fo:font-size="9pt" officeooo:rsid="0394139e" officeooo:paragraph-rsid="0394139e" style:font-size-asian="9pt" style:font-size-complex="9pt"/>
    </style:style>
    <style:style style:name="P125" style:family="paragraph" style:parent-style-name="Standard">
      <style:text-properties style:font-name="Courier New" fo:font-size="9pt" officeooo:rsid="0394139e" officeooo:paragraph-rsid="034f57d2" style:font-size-asian="9pt" style:font-size-complex="9pt"/>
    </style:style>
    <style:style style:name="P126" style:family="paragraph" style:parent-style-name="Standard">
      <style:text-properties style:font-name="Liberation Serif" fo:font-size="12pt" officeooo:rsid="033b9b61" officeooo:paragraph-rsid="033c3feb" style:font-size-asian="10.5pt" style:font-size-complex="12pt"/>
    </style:style>
    <style:style style:name="P127" style:family="paragraph" style:parent-style-name="Standard">
      <style:text-properties style:font-name="Liberation Serif" fo:font-size="12pt" officeooo:rsid="033b9b61" officeooo:paragraph-rsid="033eb64e" style:font-size-asian="10.5pt" style:font-size-complex="12pt"/>
    </style:style>
    <style:style style:name="P128" style:family="paragraph" style:parent-style-name="Standard">
      <style:text-properties style:font-name="Liberation Serif" fo:font-size="12pt" officeooo:rsid="0354a8e0" officeooo:paragraph-rsid="0354a8e0" style:font-size-asian="10.5pt" style:font-size-complex="12pt"/>
    </style:style>
    <style:style style:name="P129" style:family="paragraph" style:parent-style-name="Standard">
      <style:text-properties style:font-name="Liberation Serif" officeooo:rsid="0354a8e0" officeooo:paragraph-rsid="0354a8e0"/>
    </style:style>
    <style:style style:name="P130" style:family="paragraph" style:parent-style-name="Standard">
      <style:text-properties style:font-name="Liberation Serif" officeooo:rsid="0354a8e0" officeooo:paragraph-rsid="035517c1"/>
    </style:style>
    <style:style style:name="P131" style:family="paragraph" style:parent-style-name="Standard">
      <style:text-properties officeooo:paragraph-rsid="035b5bc6"/>
    </style:style>
    <style:style style:name="P132" style:family="paragraph" style:parent-style-name="Standard">
      <style:text-properties officeooo:rsid="01fcbd2f" officeooo:paragraph-rsid="01fcbd2f"/>
    </style:style>
    <style:style style:name="P133" style:family="paragraph" style:parent-style-name="Standard">
      <style:text-properties officeooo:rsid="02005edb" officeooo:paragraph-rsid="01fcbd2f"/>
    </style:style>
    <style:style style:name="P134" style:family="paragraph" style:parent-style-name="Standard">
      <style:text-properties officeooo:rsid="02057615" officeooo:paragraph-rsid="02057615"/>
    </style:style>
    <style:style style:name="P135" style:family="paragraph" style:parent-style-name="Standard">
      <style:text-properties officeooo:paragraph-rsid="02b179db"/>
    </style:style>
    <style:style style:name="P136" style:family="paragraph" style:parent-style-name="Standard">
      <style:paragraph-properties>
        <style:tab-stops>
          <style:tab-stop style:position="9.308cm"/>
        </style:tab-stops>
      </style:paragraph-properties>
      <style:text-properties officeooo:paragraph-rsid="035b5bc6"/>
    </style:style>
    <style:style style:name="P137" style:family="paragraph" style:parent-style-name="Standard">
      <style:paragraph-properties fo:background-color="transparent">
        <style:background-image/>
      </style:paragraph-properties>
      <style:text-properties style:use-window-font-color="true" officeooo:paragraph-rsid="03990bee" fo:background-color="transparent"/>
    </style:style>
    <style:style style:name="P138" style:family="paragraph" style:parent-style-name="Standard">
      <style:paragraph-properties fo:margin-left="0cm" fo:margin-right="0cm" fo:margin-top="0cm" fo:margin-bottom="0.423cm" style:contextual-spacing="false" fo:line-height="100%" fo:text-indent="0cm" style:auto-text-indent="false"/>
      <style:text-properties officeooo:paragraph-rsid="03990bee"/>
    </style:style>
    <style:style style:name="P139" style:family="paragraph" style:parent-style-name="Standard" style:master-page-name="Standard">
      <style:paragraph-properties style:page-number="auto" fo:break-before="page"/>
      <style:text-properties officeooo:paragraph-rsid="03990bee"/>
    </style:style>
    <style:style style:name="P140" style:family="paragraph" style:parent-style-name="Text_20_body">
      <style:text-properties fo:font-size="12pt" officeooo:rsid="03946c86" officeooo:paragraph-rsid="03946c86" style:font-size-asian="10.5pt" style:font-size-complex="12pt"/>
    </style:style>
    <style:style style:name="P141" style:family="paragraph" style:parent-style-name="Text_20_body">
      <style:text-properties style:font-name="Courier New" fo:font-size="9pt" officeooo:rsid="0395864b" officeooo:paragraph-rsid="0395864b" style:font-size-asian="9pt" style:font-size-complex="9pt"/>
    </style:style>
    <style:style style:name="P142" style:family="paragraph" style:parent-style-name="Text_20_body">
      <style:text-properties style:font-name="Courier New" fo:font-size="12pt" officeooo:rsid="0395864b" officeooo:paragraph-rsid="0395864b" style:font-size-asian="10.5pt" style:font-size-complex="12pt"/>
    </style:style>
    <style:style style:name="P143" style:family="paragraph" style:parent-style-name="Heading_20_1" style:master-page-name="">
      <style:paragraph-properties style:page-number="auto" fo:break-before="page"/>
      <style:text-properties style:font-name="Liberation Serif" fo:font-size="14pt" officeooo:rsid="03946c86" officeooo:paragraph-rsid="03946c86" style:font-size-asian="12.25pt" style:font-size-complex="14pt"/>
    </style:style>
    <style:style style:name="P144" style:family="paragraph" style:parent-style-name="Preformatted_20_Text">
      <style:text-properties fo:font-variant="normal" fo:text-transform="none" fo:color="#000000" style:font-name="Courier New" fo:font-size="11pt" fo:letter-spacing="normal" fo:font-style="normal" fo:font-weight="normal" officeooo:rsid="02c56a89" officeooo:paragraph-rsid="02d4d573" style:font-size-asian="11pt" style:font-weight-asian="normal" style:font-size-complex="11pt" style:font-weight-complex="normal"/>
    </style:style>
    <style:style style:name="P145" style:family="paragraph" style:parent-style-name="Preformatted_20_Text">
      <style:text-properties fo:font-variant="normal" fo:text-transform="none" fo:color="#000000" style:font-name="Courier New" fo:font-size="11pt" fo:letter-spacing="normal" fo:font-style="normal" fo:font-weight="normal" officeooo:paragraph-rsid="0298ea5c" style:font-size-asian="11pt" style:font-weight-asian="normal" style:font-size-complex="11pt" style:font-weight-complex="normal"/>
    </style:style>
    <style:style style:name="P146" style:family="paragraph" style:parent-style-name="Preformatted_20_Text">
      <style:text-properties style:font-name="Courier New" fo:font-size="11pt" officeooo:paragraph-rsid="029ac5aa" style:font-size-asian="11pt" style:font-size-complex="11pt"/>
    </style:style>
    <style:style style:name="P14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Courier New" fo:font-size="11pt" fo:letter-spacing="normal" fo:font-weight="normal" style:font-size-asian="11pt" style:font-weight-asian="normal" style:font-size-complex="11pt" style:font-weight-complex="normal"/>
    </style:style>
    <style:style style:name="P14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Courier New" fo:font-size="11pt" fo:letter-spacing="normal" fo:font-weight="normal" officeooo:paragraph-rsid="029ac5aa" style:font-size-asian="11pt" style:font-weight-asian="normal" style:font-size-complex="11pt" style:font-weight-complex="normal"/>
    </style:style>
    <style:style style:name="T1" style:family="text">
      <style:text-properties fo:font-size="12pt" fo:font-weight="normal" officeooo:rsid="021cc5a0" style:font-weight-asian="normal" style:font-weight-complex="normal"/>
    </style:style>
    <style:style style:name="T2" style:family="text">
      <style:text-properties fo:font-size="12pt" fo:font-weight="normal" officeooo:rsid="021d19a0" style:font-weight-asian="normal" style:font-weight-complex="normal"/>
    </style:style>
    <style:style style:name="T3" style:family="text">
      <style:text-properties fo:font-size="12pt" fo:font-weight="normal" officeooo:rsid="022173ce" style:font-weight-asian="normal" style:font-weight-complex="normal"/>
    </style:style>
    <style:style style:name="T4" style:family="text">
      <style:text-properties fo:font-size="12pt" fo:font-weight="normal" officeooo:rsid="0222610d" style:font-weight-asian="normal" style:font-weight-complex="normal"/>
    </style:style>
    <style:style style:name="T5" style:family="text">
      <style:text-properties fo:font-size="12pt" fo:font-weight="normal" officeooo:rsid="021fa871" style:font-weight-asian="normal" style:font-weight-complex="normal"/>
    </style:style>
    <style:style style:name="T6" style:family="text">
      <style:text-properties fo:font-size="12pt" fo:font-weight="normal" officeooo:rsid="0224a9b6" style:font-weight-asian="normal" style:font-weight-complex="normal"/>
    </style:style>
    <style:style style:name="T7" style:family="text">
      <style:text-properties fo:font-size="12pt" fo:font-weight="normal" officeooo:rsid="0224f2a9" style:font-weight-asian="normal" style:font-weight-complex="normal"/>
    </style:style>
    <style:style style:name="T8" style:family="text">
      <style:text-properties fo:font-size="12pt" fo:font-weight="normal" officeooo:rsid="024c8d00" style:font-weight-asian="normal" style:font-weight-complex="normal"/>
    </style:style>
    <style:style style:name="T9" style:family="text">
      <style:text-properties fo:font-size="12pt" fo:font-weight="normal" officeooo:rsid="024e0ef9" style:font-weight-asian="normal" style:font-weight-complex="normal"/>
    </style:style>
    <style:style style:name="T10" style:family="text">
      <style:text-properties fo:font-size="12pt" fo:font-weight="normal" officeooo:rsid="02e1b5a7" style:font-weight-asian="normal" style:font-weight-complex="normal"/>
    </style:style>
    <style:style style:name="T11" style:family="text">
      <style:text-properties fo:font-size="12pt" fo:font-weight="normal" officeooo:rsid="03a366e3" style:font-weight-asian="normal" style:font-weight-complex="normal"/>
    </style:style>
    <style:style style:name="T12" style:family="text">
      <style:text-properties fo:font-size="12pt" fo:font-weight="normal" officeooo:rsid="02c56a89" style:font-size-asian="12.25pt" style:font-weight-asian="normal" style:font-size-complex="14pt" style:font-weight-complex="normal"/>
    </style:style>
    <style:style style:name="T13" style:family="text">
      <style:text-properties fo:font-size="12pt" fo:font-weight="normal" officeooo:rsid="02c6614a" style:font-size-asian="12.25pt" style:font-weight-asian="normal" style:font-size-complex="14pt" style:font-weight-complex="normal"/>
    </style:style>
    <style:style style:name="T14" style:family="text">
      <style:text-properties fo:font-size="12pt" fo:font-weight="normal" officeooo:rsid="02c7c0c2" style:font-size-asian="12.25pt" style:font-weight-asian="normal" style:font-size-complex="14pt" style:font-weight-complex="normal"/>
    </style:style>
    <style:style style:name="T15" style:family="text">
      <style:text-properties fo:font-size="12pt" fo:font-weight="normal" officeooo:rsid="0380e181" style:font-size-asian="12.25pt" style:font-weight-asian="normal" style:font-size-complex="14pt" style:font-weight-complex="normal"/>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1aed627" style:font-size-asian="10.5pt" style:font-weight-asian="normal" style:font-size-complex="12pt" style:font-weight-complex="normal"/>
    </style:style>
    <style:style style:name="T18" style:family="text">
      <style:text-properties officeooo:rsid="002603a6"/>
    </style:style>
    <style:style style:name="T19" style:family="text">
      <style:text-properties officeooo:rsid="00265386"/>
    </style:style>
    <style:style style:name="T20" style:family="text">
      <style:text-properties officeooo:rsid="002793ff"/>
    </style:style>
    <style:style style:name="T21" style:family="text">
      <style:text-properties officeooo:rsid="002c4878"/>
    </style:style>
    <style:style style:name="T22" style:family="text">
      <style:text-properties officeooo:rsid="002dda65"/>
    </style:style>
    <style:style style:name="T23" style:family="text">
      <style:text-properties officeooo:rsid="002edce8"/>
    </style:style>
    <style:style style:name="T24" style:family="text">
      <style:text-properties officeooo:rsid="004955aa"/>
    </style:style>
    <style:style style:name="T25" style:family="text">
      <style:text-properties officeooo:rsid="00495eb8"/>
    </style:style>
    <style:style style:name="T26" style:family="text">
      <style:text-properties officeooo:rsid="0073c908"/>
    </style:style>
    <style:style style:name="T27" style:family="text">
      <style:text-properties officeooo:rsid="00a45778"/>
    </style:style>
    <style:style style:name="T28" style:family="text">
      <style:text-properties officeooo:rsid="00533c33"/>
    </style:style>
    <style:style style:name="T29" style:family="text">
      <style:text-properties officeooo:rsid="005e0e1e"/>
    </style:style>
    <style:style style:name="T30" style:family="text">
      <style:text-properties officeooo:rsid="00ce29df"/>
    </style:style>
    <style:style style:name="T31" style:family="text">
      <style:text-properties officeooo:rsid="013360fb"/>
    </style:style>
    <style:style style:name="T32" style:family="text">
      <style:text-properties officeooo:rsid="01336c0e"/>
    </style:style>
    <style:style style:name="T33" style:family="text">
      <style:text-properties officeooo:rsid="013d7eb2"/>
    </style:style>
    <style:style style:name="T34" style:family="text">
      <style:text-properties officeooo:rsid="015218e0"/>
    </style:style>
    <style:style style:name="T35" style:family="text">
      <style:text-properties officeooo:rsid="0155a5e4"/>
    </style:style>
    <style:style style:name="T36" style:family="text">
      <style:text-properties officeooo:rsid="0160c513"/>
    </style:style>
    <style:style style:name="T37" style:family="text">
      <style:text-properties officeooo:rsid="01633d05"/>
    </style:style>
    <style:style style:name="T38" style:family="text">
      <style:text-properties officeooo:rsid="0164235a"/>
    </style:style>
    <style:style style:name="T39" style:family="text">
      <style:text-properties officeooo:rsid="0164b87b"/>
    </style:style>
    <style:style style:name="T40" style:family="text">
      <style:text-properties officeooo:rsid="01669a41"/>
    </style:style>
    <style:style style:name="T41" style:family="text">
      <style:text-properties officeooo:rsid="016d673b"/>
    </style:style>
    <style:style style:name="T42" style:family="text">
      <style:text-properties officeooo:rsid="016eafcb"/>
    </style:style>
    <style:style style:name="T43" style:family="text">
      <style:text-properties officeooo:rsid="01738981"/>
    </style:style>
    <style:style style:name="T44" style:family="text">
      <style:text-properties officeooo:rsid="01750ca0"/>
    </style:style>
    <style:style style:name="T45" style:family="text">
      <style:text-properties officeooo:rsid="0176d92f"/>
    </style:style>
    <style:style style:name="T46" style:family="text">
      <style:text-properties officeooo:rsid="017a73fb"/>
    </style:style>
    <style:style style:name="T47" style:family="text">
      <style:text-properties officeooo:rsid="018254c1"/>
    </style:style>
    <style:style style:name="T48" style:family="text">
      <style:text-properties officeooo:rsid="018f16e0"/>
    </style:style>
    <style:style style:name="T49" style:family="text">
      <style:text-properties officeooo:rsid="01998eca"/>
    </style:style>
    <style:style style:name="T50" style:family="text">
      <style:text-properties officeooo:rsid="019bac40"/>
    </style:style>
    <style:style style:name="T51" style:family="text">
      <style:text-properties officeooo:rsid="019d4dca"/>
    </style:style>
    <style:style style:name="T52" style:family="text">
      <style:text-properties officeooo:rsid="01aed627"/>
    </style:style>
    <style:style style:name="T53" style:family="text">
      <style:text-properties officeooo:rsid="01cfbac9"/>
    </style:style>
    <style:style style:name="T54" style:family="text">
      <style:text-properties fo:font-size="16pt" fo:font-weight="bold" officeooo:rsid="01ee79e1" style:font-weight-asian="bold" style:font-weight-complex="bold"/>
    </style:style>
    <style:style style:name="T55" style:family="text">
      <style:text-properties fo:font-size="16pt" fo:font-weight="bold" officeooo:rsid="01edf953" style:font-weight-asian="bold" style:font-weight-complex="bold"/>
    </style:style>
    <style:style style:name="T56" style:family="text">
      <style:text-properties fo:font-size="16pt" fo:font-weight="bold" officeooo:rsid="035824ac" style:font-weight-asian="bold" style:font-weight-complex="bold"/>
    </style:style>
    <style:style style:name="T57" style:family="text">
      <style:text-properties style:font-name="Liberation Serif"/>
    </style:style>
    <style:style style:name="T58" style:family="text">
      <style:text-properties style:font-name="Liberation Serif" fo:font-size="12pt" fo:font-weight="normal" officeooo:rsid="01ef0e81" style:font-weight-asian="normal" style:font-weight-complex="normal"/>
    </style:style>
    <style:style style:name="T59" style:family="text">
      <style:text-properties style:font-name="Liberation Serif" fo:font-size="12pt" fo:font-weight="normal" officeooo:rsid="01f3b907" style:font-weight-asian="normal" style:font-weight-complex="normal"/>
    </style:style>
    <style:style style:name="T60" style:family="text">
      <style:text-properties style:font-name="Liberation Serif" fo:font-size="12pt" fo:font-weight="normal" officeooo:rsid="01efbfec" style:font-weight-asian="normal" style:font-weight-complex="normal"/>
    </style:style>
    <style:style style:name="T61" style:family="text">
      <style:text-properties style:font-name="Liberation Serif" fo:font-size="12pt" fo:font-weight="normal" officeooo:rsid="01f1bba2" style:font-weight-asian="normal" style:font-weight-complex="normal"/>
    </style:style>
    <style:style style:name="T62" style:family="text">
      <style:text-properties style:font-name="Liberation Serif" fo:font-size="12pt" fo:font-weight="normal" officeooo:rsid="01f29cc6" style:font-weight-asian="normal" style:font-weight-complex="normal"/>
    </style:style>
    <style:style style:name="T63" style:family="text">
      <style:text-properties style:font-name="Liberation Serif" fo:font-size="12pt" fo:font-weight="normal" officeooo:rsid="01f169a9" style:font-weight-asian="normal" style:font-weight-complex="normal"/>
    </style:style>
    <style:style style:name="T64" style:family="text">
      <style:text-properties style:font-name="Liberation Serif" fo:font-size="12pt" fo:font-weight="normal" officeooo:rsid="01f86dc3" style:font-weight-asian="normal" style:font-weight-complex="normal"/>
    </style:style>
    <style:style style:name="T65" style:family="text">
      <style:text-properties style:font-name="Liberation Serif" fo:font-size="12pt" fo:font-weight="normal" officeooo:rsid="01f7199e" style:font-weight-asian="normal" style:font-weight-complex="normal"/>
    </style:style>
    <style:style style:name="T66" style:family="text">
      <style:text-properties style:font-name="Liberation Serif" fo:font-size="12pt" fo:font-weight="normal" officeooo:rsid="01faa317" style:font-weight-asian="normal" style:font-weight-complex="normal"/>
    </style:style>
    <style:style style:name="T67" style:family="text">
      <style:text-properties style:font-name="Liberation Serif" fo:font-size="12pt" fo:font-weight="normal" officeooo:rsid="0359a1f6" style:font-weight-asian="normal" style:font-weight-complex="normal"/>
    </style:style>
    <style:style style:name="T68" style:family="text">
      <style:text-properties style:font-name="Liberation Serif" fo:font-size="12pt" fo:font-weight="normal" officeooo:rsid="039f09f4" style:font-weight-asian="normal" style:font-weight-complex="normal"/>
    </style:style>
    <style:style style:name="T69" style:family="text">
      <style:text-properties style:font-name="Liberation Serif" fo:font-size="12pt" fo:font-weight="normal" officeooo:rsid="03a16c95" style:font-weight-asian="normal" style:font-weight-complex="normal"/>
    </style:style>
    <style:style style:name="T70" style:family="text">
      <style:text-properties style:font-name="Liberation Serif" fo:font-size="12pt" fo:font-weight="normal" officeooo:rsid="03a1964e" style:font-weight-asian="normal" style:font-weight-complex="normal"/>
    </style:style>
    <style:style style:name="T71" style:family="text">
      <style:text-properties style:font-name="Liberation Serif" officeooo:rsid="029edc3d"/>
    </style:style>
    <style:style style:name="T72" style:family="text">
      <style:text-properties style:font-name="Liberation Serif" fo:font-size="11pt" officeooo:rsid="029f5232" style:font-size-asian="11pt" style:font-size-complex="11pt"/>
    </style:style>
    <style:style style:name="T73" style:family="text">
      <style:text-properties style:font-name="Liberation Serif" fo:font-size="11pt" officeooo:rsid="029f706f" style:font-size-asian="10.5pt" style:font-size-complex="11pt"/>
    </style:style>
    <style:style style:name="T74" style:family="text">
      <style:text-properties style:font-name="Liberation Serif" officeooo:rsid="029f5232"/>
    </style:style>
    <style:style style:name="T75" style:family="text">
      <style:text-properties style:font-name="Liberation Serif" officeooo:rsid="029f706f"/>
    </style:style>
    <style:style style:name="T76" style:family="text">
      <style:text-properties style:font-name="Liberation Serif" officeooo:rsid="029fecc3"/>
    </style:style>
    <style:style style:name="T77" style:family="text">
      <style:text-properties style:font-name="Liberation Serif" officeooo:rsid="02bff5d7"/>
    </style:style>
    <style:style style:name="T78" style:family="text">
      <style:text-properties officeooo:rsid="01fb0e48"/>
    </style:style>
    <style:style style:name="T79" style:family="text">
      <style:text-properties officeooo:rsid="01fcbd2f"/>
    </style:style>
    <style:style style:name="T80" style:family="text">
      <style:text-properties fo:font-variant="normal" fo:text-transform="none" fo:color="#242729" style:font-name="MathJax Math-italic" fo:font-size="13.5pt" fo:letter-spacing="normal" fo:font-style="normal" fo:font-weight="normal"/>
    </style:style>
    <style:style style:name="T81" style:family="text">
      <style:text-properties fo:font-variant="normal" fo:text-transform="none" fo:color="#242729" style:font-name="MathJax Math-italic" fo:font-size="13.5pt" fo:letter-spacing="normal" fo:font-style="normal" fo:font-weight="normal" officeooo:rsid="01fb0e48"/>
    </style:style>
    <style:style style:name="T82" style:family="text">
      <style:text-properties officeooo:rsid="02078978"/>
    </style:style>
    <style:style style:name="T83" style:family="text">
      <style:text-properties officeooo:rsid="020b03f4"/>
    </style:style>
    <style:style style:name="T84" style:family="text">
      <style:text-properties officeooo:rsid="020dfe48"/>
    </style:style>
    <style:style style:name="T85" style:family="text">
      <style:text-properties officeooo:rsid="020fe420"/>
    </style:style>
    <style:style style:name="T86" style:family="text">
      <style:text-properties officeooo:rsid="02116c13"/>
    </style:style>
    <style:style style:name="T87" style:family="text">
      <style:text-properties officeooo:rsid="0212178b"/>
    </style:style>
    <style:style style:name="T88" style:family="text">
      <style:text-properties officeooo:rsid="02192d1a"/>
    </style:style>
    <style:style style:name="T89" style:family="text">
      <style:text-properties officeooo:rsid="021cc5a0"/>
    </style:style>
    <style:style style:name="T90" style:family="text">
      <style:text-properties officeooo:rsid="02389b3d"/>
    </style:style>
    <style:style style:name="T91" style:family="text">
      <style:text-properties officeooo:rsid="023d5a4d"/>
    </style:style>
    <style:style style:name="T92" style:family="text">
      <style:text-properties officeooo:rsid="023f8399"/>
    </style:style>
    <style:style style:name="T93" style:family="text">
      <style:text-properties officeooo:rsid="02471fde"/>
    </style:style>
    <style:style style:name="T94" style:family="text">
      <style:text-properties officeooo:rsid="0249e1b5"/>
    </style:style>
    <style:style style:name="T95" style:family="text">
      <style:text-properties officeooo:rsid="024e0ef9"/>
    </style:style>
    <style:style style:name="T96" style:family="text">
      <style:text-properties officeooo:rsid="024f9f5c"/>
    </style:style>
    <style:style style:name="T97" style:family="text">
      <style:text-properties officeooo:rsid="02503ddc"/>
    </style:style>
    <style:style style:name="T98" style:family="text">
      <style:text-properties officeooo:rsid="02515b7d"/>
    </style:style>
    <style:style style:name="T99" style:family="text">
      <style:text-properties officeooo:rsid="02538c26"/>
    </style:style>
    <style:style style:name="T100" style:family="text">
      <style:text-properties officeooo:rsid="0254d2d2"/>
    </style:style>
    <style:style style:name="T101" style:family="text">
      <style:text-properties officeooo:rsid="0260e8de"/>
    </style:style>
    <style:style style:name="T102" style:family="text">
      <style:text-properties officeooo:rsid="0263bca8"/>
    </style:style>
    <style:style style:name="T103" style:family="text">
      <style:text-properties officeooo:rsid="027a5b90"/>
    </style:style>
    <style:style style:name="T104" style:family="text">
      <style:text-properties officeooo:rsid="027a8a49"/>
    </style:style>
    <style:style style:name="T105" style:family="text">
      <style:text-properties officeooo:rsid="027cef6c"/>
    </style:style>
    <style:style style:name="T106" style:family="text">
      <style:text-properties officeooo:rsid="027f3842"/>
    </style:style>
    <style:style style:name="T107" style:family="text">
      <style:text-properties officeooo:rsid="02812942"/>
    </style:style>
    <style:style style:name="T108" style:family="text">
      <style:text-properties officeooo:rsid="02851807"/>
    </style:style>
    <style:style style:name="T109" style:family="text">
      <style:text-properties style:font-name="Courier New"/>
    </style:style>
    <style:style style:name="T110" style:family="text">
      <style:text-properties style:font-name="Courier New" officeooo:rsid="027cef6c"/>
    </style:style>
    <style:style style:name="T111" style:family="text">
      <style:text-properties style:font-name="Courier New" officeooo:rsid="028cf728"/>
    </style:style>
    <style:style style:name="T112" style:family="text">
      <style:text-properties style:font-name="Courier New" officeooo:rsid="0292143f"/>
    </style:style>
    <style:style style:name="T113" style:family="text">
      <style:text-properties style:font-name="Courier New" officeooo:rsid="02812942"/>
    </style:style>
    <style:style style:name="T114" style:family="text">
      <style:text-properties style:font-name="Courier New" fo:font-size="11pt" style:font-size-asian="11pt" style:font-size-complex="11pt"/>
    </style:style>
    <style:style style:name="T115" style:family="text">
      <style:text-properties style:font-name="Courier New" fo:font-size="11pt" officeooo:rsid="0176d92f" style:font-size-asian="11pt" style:font-size-complex="11pt"/>
    </style:style>
    <style:style style:name="T116" style:family="text">
      <style:text-properties style:font-name="Courier New" fo:font-size="11pt" officeooo:rsid="0178a13c" style:font-size-asian="11pt" style:font-size-complex="11pt"/>
    </style:style>
    <style:style style:name="T117" style:family="text">
      <style:text-properties style:font-name="Courier New" fo:font-size="11pt" officeooo:rsid="0193cd55" style:font-size-asian="11pt" style:font-size-complex="11pt"/>
    </style:style>
    <style:style style:name="T118" style:family="text">
      <style:text-properties style:font-name="Courier New" fo:font-size="11pt" officeooo:rsid="01931e91" style:font-size-asian="11pt" style:font-size-complex="11pt"/>
    </style:style>
    <style:style style:name="T119" style:family="text">
      <style:text-properties style:font-name="Courier New" fo:font-size="11pt" officeooo:rsid="017077d9" style:font-size-asian="11pt" style:font-size-complex="11pt"/>
    </style:style>
    <style:style style:name="T120" style:family="text">
      <style:text-properties style:font-name="Courier New" fo:font-size="11pt" officeooo:rsid="018f16e0" style:font-size-asian="11pt" style:font-size-complex="11pt"/>
    </style:style>
    <style:style style:name="T121" style:family="text">
      <style:text-properties style:font-name="Courier New" officeooo:rsid="02851807"/>
    </style:style>
    <style:style style:name="T122" style:family="text">
      <style:text-properties fo:font-size="11pt" style:font-size-asian="11pt" style:font-size-complex="11pt"/>
    </style:style>
    <style:style style:name="T123" style:family="text">
      <style:text-properties fo:font-size="11pt" officeooo:rsid="029f5232" style:font-size-asian="11pt" style:font-size-complex="11pt"/>
    </style:style>
    <style:style style:name="T124" style:family="text">
      <style:text-properties fo:font-size="11pt" officeooo:rsid="029f706f" style:font-size-asian="10.5pt" style:font-size-complex="11pt"/>
    </style:style>
    <style:style style:name="T125" style:family="text">
      <style:text-properties officeooo:rsid="0295716d"/>
    </style:style>
    <style:style style:name="T126" style:family="text">
      <style:text-properties fo:padding="0cm" fo:border="none"/>
    </style:style>
    <style:style style:name="T127" style:family="text">
      <style:text-properties fo:font-weight="normal" style:font-weight-asian="normal" style:font-weight-complex="normal"/>
    </style:style>
    <style:style style:name="T128" style:family="text">
      <style:text-properties fo:font-weight="normal" officeooo:rsid="03057545" style:font-weight-asian="normal" style:font-weight-complex="normal"/>
    </style:style>
    <style:style style:name="T129" style:family="text">
      <style:text-properties fo:font-style="normal"/>
    </style:style>
    <style:style style:name="T130" style:family="text">
      <style:text-properties fo:font-style="normal" fo:padding="0cm" fo:border="none"/>
    </style:style>
    <style:style style:name="T131" style:family="text">
      <style:text-properties officeooo:rsid="02aad9fa"/>
    </style:style>
    <style:style style:name="T132" style:family="text">
      <style:text-properties fo:color="#000000" style:font-name="Courier New" fo:font-size="11pt" style:font-size-asian="11pt" style:font-size-complex="11pt"/>
    </style:style>
    <style:style style:name="T133" style:family="text">
      <style:text-properties fo:color="#000000" style:font-name="Courier New" fo:font-size="11pt" officeooo:rsid="02b179db" style:font-size-asian="11pt" style:font-size-complex="11pt"/>
    </style:style>
    <style:style style:name="T134" style:family="text">
      <style:text-properties fo:color="#000000" style:font-name="Courier New" fo:font-size="11pt" officeooo:rsid="02b2f52b" style:font-size-asian="11pt" style:font-size-complex="11pt"/>
    </style:style>
    <style:style style:name="T135" style:family="text">
      <style:text-properties fo:color="#000000" style:font-name="Courier New" fo:font-size="11pt" officeooo:rsid="02b39eef" style:font-size-asian="11pt" style:font-size-complex="11pt"/>
    </style:style>
    <style:style style:name="T136" style:family="text">
      <style:text-properties fo:color="#000000" style:font-name="Courier New" fo:font-size="11pt" officeooo:rsid="02b5938e" style:font-size-asian="11pt" style:font-size-complex="11pt"/>
    </style:style>
    <style:style style:name="T137" style:family="text">
      <style:text-properties fo:color="#000000" style:font-name="Courier New" fo:font-size="11pt" officeooo:rsid="02b7a620" style:font-size-asian="11pt" style:font-size-complex="11pt"/>
    </style:style>
    <style:style style:name="T138" style:family="text">
      <style:text-properties fo:color="#000000" style:font-name="Courier New" fo:font-size="11pt" fo:font-weight="normal" officeooo:rsid="0321e7e5" style:font-size-asian="11pt" style:font-weight-asian="normal" style:font-size-complex="11pt" style:font-weight-complex="normal"/>
    </style:style>
    <style:style style:name="T139" style:family="text">
      <style:text-properties fo:color="#000000" style:font-name="Courier New" fo:font-size="12pt" style:font-size-asian="10.5pt" style:font-size-complex="12pt"/>
    </style:style>
    <style:style style:name="T140" style:family="text">
      <style:text-properties fo:color="#000000" style:font-name="Courier New" fo:font-size="12pt" style:font-size-asian="12pt" style:font-size-complex="12pt"/>
    </style:style>
    <style:style style:name="T141" style:family="text">
      <style:text-properties fo:color="#000000" style:font-name="Courier New" fo:font-size="12pt" officeooo:rsid="02bbf3d7" style:font-size-asian="12pt" style:font-size-complex="12pt"/>
    </style:style>
    <style:style style:name="T142" style:family="text">
      <style:text-properties fo:color="#000000" fo:font-size="12pt" style:font-size-asian="10.5pt" style:font-size-complex="12pt"/>
    </style:style>
    <style:style style:name="T143" style:family="text">
      <style:text-properties fo:color="#000000" fo:font-size="12pt" officeooo:rsid="02b2f52b" style:font-size-asian="10.5pt" style:font-size-complex="12pt"/>
    </style:style>
    <style:style style:name="T144" style:family="text">
      <style:text-properties fo:color="#000000" fo:font-size="12pt" officeooo:rsid="02b5938e" style:font-size-asian="10.5pt" style:font-size-complex="12pt"/>
    </style:style>
    <style:style style:name="T145" style:family="text">
      <style:text-properties fo:color="#000000" fo:font-size="12pt" officeooo:rsid="02b7a620" style:font-size-asian="10.5pt" style:font-size-complex="12pt"/>
    </style:style>
    <style:style style:name="T146" style:family="text">
      <style:text-properties fo:color="#000000" fo:font-size="12pt" officeooo:rsid="037d1202" style:font-size-asian="10.5pt" style:font-size-complex="12pt"/>
    </style:style>
    <style:style style:name="T147" style:family="text">
      <style:text-properties fo:color="#000000" fo:font-size="12pt" style:font-size-asian="12pt" style:font-size-complex="12pt"/>
    </style:style>
    <style:style style:name="T148" style:family="text">
      <style:text-properties fo:color="#000000" fo:font-size="12pt" officeooo:rsid="02b7a620" style:font-size-asian="12pt" style:font-size-complex="12pt"/>
    </style:style>
    <style:style style:name="T149" style:family="text">
      <style:text-properties fo:color="#000000" fo:font-size="12pt" officeooo:rsid="02b8234d" style:font-size-asian="12pt" style:font-size-complex="12pt"/>
    </style:style>
    <style:style style:name="T150" style:family="text">
      <style:text-properties fo:color="#000000" fo:font-size="12pt" officeooo:rsid="02bbf3d7" style:font-size-asian="12pt" style:font-size-complex="12pt"/>
    </style:style>
    <style:style style:name="T151" style:family="text">
      <style:text-properties fo:color="#000000" fo:font-size="12pt" officeooo:rsid="02bd4ba0" style:font-size-asian="12pt" style:font-size-complex="12pt"/>
    </style:style>
    <style:style style:name="T152" style:family="text">
      <style:text-properties fo:color="#000000" fo:font-size="12pt" officeooo:rsid="037d1202" style:font-size-asian="12pt" style:font-size-complex="12pt"/>
    </style:style>
    <style:style style:name="T153" style:family="text">
      <style:text-properties fo:color="#000000" fo:font-size="12pt" officeooo:rsid="037df59a" style:font-size-asian="12pt" style:font-size-complex="12pt"/>
    </style:style>
    <style:style style:name="T154" style:family="text">
      <style:text-properties fo:color="#000000" fo:font-size="12pt" officeooo:rsid="037e9d5f" style:font-size-asian="12pt" style:font-size-complex="12pt"/>
    </style:style>
    <style:style style:name="T155" style:family="text">
      <style:text-properties fo:color="#000000" fo:font-size="12pt" officeooo:rsid="037ffc70" style:font-size-asian="12pt" style:font-size-complex="12pt"/>
    </style:style>
    <style:style style:name="T156" style:family="text">
      <style:text-properties fo:color="#000000" fo:font-size="12pt" officeooo:rsid="0380d1ba" style:font-size-asian="12pt" style:font-size-complex="12pt"/>
    </style:style>
    <style:style style:name="T157" style:family="text">
      <style:text-properties fo:color="#000000" fo:font-size="12pt" fo:font-weight="normal" style:font-size-asian="10.5pt" style:font-weight-asian="normal" style:font-size-complex="12pt" style:font-weight-complex="normal"/>
    </style:style>
    <style:style style:name="T158" style:family="text">
      <style:text-properties fo:color="#000000" fo:font-size="12pt" fo:font-weight="normal" officeooo:rsid="02e0a375" style:font-size-asian="10.5pt" style:font-weight-asian="normal" style:font-size-complex="12pt" style:font-weight-complex="normal"/>
    </style:style>
    <style:style style:name="T159" style:family="text">
      <style:text-properties fo:color="#000000" fo:font-size="12pt" fo:font-weight="normal" officeooo:rsid="02e32a90" style:font-size-asian="10.5pt" style:font-weight-asian="normal" style:font-size-complex="12pt" style:font-weight-complex="normal"/>
    </style:style>
    <style:style style:name="T160" style:family="text">
      <style:text-properties fo:color="#000000" fo:font-size="12pt" fo:font-weight="normal" officeooo:rsid="02e6317b" style:font-size-asian="10.5pt" style:font-weight-asian="normal" style:font-size-complex="12pt" style:font-weight-complex="normal"/>
    </style:style>
    <style:style style:name="T161" style:family="text">
      <style:text-properties fo:color="#000000" fo:font-size="12pt" fo:font-weight="normal" officeooo:rsid="030c1062" style:font-size-asian="10.5pt" style:font-weight-asian="normal" style:font-size-complex="12pt" style:font-weight-complex="normal"/>
    </style:style>
    <style:style style:name="T162" style:family="text">
      <style:text-properties fo:color="#000000" fo:font-size="12pt" fo:font-weight="normal" officeooo:rsid="02e0db5d" style:font-size-asian="10.5pt" style:font-weight-asian="normal" style:font-size-complex="12pt" style:font-weight-complex="normal"/>
    </style:style>
    <style:style style:name="T163" style:family="text">
      <style:text-properties fo:color="#000000" fo:font-size="12pt" fo:font-weight="normal" officeooo:rsid="030dda97" style:font-size-asian="10.5pt" style:font-weight-asian="normal" style:font-size-complex="12pt" style:font-weight-complex="normal"/>
    </style:style>
    <style:style style:name="T164" style:family="text">
      <style:text-properties fo:color="#000000" fo:font-size="12pt" fo:font-weight="normal" officeooo:rsid="0321c024" style:font-size-asian="10.5pt" style:font-weight-asian="normal" style:font-size-complex="12pt" style:font-weight-complex="normal"/>
    </style:style>
    <style:style style:name="T165" style:family="text">
      <style:text-properties fo:color="#000000" fo:font-size="12pt" fo:font-weight="normal" officeooo:rsid="0321e7e5" style:font-size-asian="10.5pt" style:font-weight-asian="normal" style:font-size-complex="12pt" style:font-weight-complex="normal"/>
    </style:style>
    <style:style style:name="T166" style:family="text">
      <style:text-properties fo:color="#000000" fo:font-size="12pt" fo:font-weight="normal" officeooo:rsid="0383bbac" style:font-size-asian="10.5pt" style:font-weight-asian="normal" style:font-size-complex="12pt" style:font-weight-complex="normal"/>
    </style:style>
    <style:style style:name="T167" style:family="text">
      <style:text-properties fo:color="#000000" fo:font-size="12pt" fo:font-weight="normal" officeooo:rsid="03840a8a" style:font-size-asian="10.5pt" style:font-weight-asian="normal" style:font-size-complex="12pt" style:font-weight-complex="normal"/>
    </style:style>
    <style:style style:name="T168" style:family="text">
      <style:text-properties fo:color="#000000" fo:font-size="12pt" fo:font-weight="normal" officeooo:rsid="038c7402" style:font-size-asian="10.5pt" style:font-weight-asian="normal" style:font-size-complex="12pt" style:font-weight-complex="normal"/>
    </style:style>
    <style:style style:name="T169" style:family="text">
      <style:text-properties officeooo:rsid="02c36c87"/>
    </style:style>
    <style:style style:name="T170" style:family="text">
      <style:text-properties officeooo:rsid="02d240e6"/>
    </style:style>
    <style:style style:name="T171" style:family="text">
      <style:text-properties officeooo:rsid="02d2d10b"/>
    </style:style>
    <style:style style:name="T172" style:family="text">
      <style:text-properties officeooo:rsid="02d73ca0"/>
    </style:style>
    <style:style style:name="T173" style:family="text">
      <style:text-properties officeooo:rsid="02e2a5b3"/>
    </style:style>
    <style:style style:name="T174" style:family="text">
      <style:text-properties officeooo:rsid="02e889f1"/>
    </style:style>
    <style:style style:name="T175" style:family="text">
      <style:text-properties officeooo:rsid="02f9a598"/>
    </style:style>
    <style:style style:name="T176" style:family="text">
      <style:text-properties officeooo:rsid="02fd4566"/>
    </style:style>
    <style:style style:name="T177" style:family="text">
      <style:text-properties officeooo:rsid="03057545"/>
    </style:style>
    <style:style style:name="T178" style:family="text">
      <style:text-properties officeooo:rsid="03196477"/>
    </style:style>
    <style:style style:name="T179" style:family="text">
      <style:text-properties officeooo:rsid="0328c13e"/>
    </style:style>
    <style:style style:name="T180" style:family="text">
      <style:text-properties officeooo:rsid="032c92d8"/>
    </style:style>
    <style:style style:name="T181" style:family="text">
      <style:text-properties officeooo:rsid="032cc06a"/>
    </style:style>
    <style:style style:name="T182" style:family="text">
      <style:text-properties officeooo:rsid="032fcc2c"/>
    </style:style>
    <style:style style:name="T183" style:family="text">
      <style:text-properties officeooo:rsid="033152ea"/>
    </style:style>
    <style:style style:name="T184" style:family="text">
      <style:text-properties officeooo:rsid="0337732a"/>
    </style:style>
    <style:style style:name="T185" style:family="text">
      <style:text-properties officeooo:rsid="0338c40b"/>
    </style:style>
    <style:style style:name="T186" style:family="text">
      <style:text-properties style:font-name="Courier New"/>
    </style:style>
    <style:style style:name="T187" style:family="text">
      <style:text-properties style:font-name="Courier New" fo:font-size="11pt" officeooo:rsid="0339bced" style:font-size-asian="11pt" style:font-size-complex="11pt"/>
    </style:style>
    <style:style style:name="T188" style:family="text">
      <style:text-properties style:font-name="Courier New" fo:font-size="11pt" officeooo:rsid="01750ca0" style:font-size-asian="11pt" style:font-size-complex="11pt"/>
    </style:style>
    <style:style style:name="T189" style:family="text">
      <style:text-properties style:font-name="Courier New" officeooo:rsid="03057545"/>
    </style:style>
    <style:style style:name="T190" style:family="text">
      <style:text-properties style:font-name="Courier New" officeooo:rsid="033cab1a"/>
    </style:style>
    <style:style style:name="T191" style:family="text">
      <style:text-properties officeooo:rsid="033c3feb"/>
    </style:style>
    <style:style style:name="T192" style:family="text">
      <style:text-properties officeooo:rsid="033cab1a"/>
    </style:style>
    <style:style style:name="T193" style:family="text">
      <style:text-properties officeooo:rsid="0341fa8f"/>
    </style:style>
    <style:style style:name="T194" style:family="text">
      <style:text-properties officeooo:rsid="0346feb8"/>
    </style:style>
    <style:style style:name="T195" style:family="text">
      <style:text-properties officeooo:rsid="03476980"/>
    </style:style>
    <style:style style:name="T196" style:family="text">
      <style:text-properties officeooo:rsid="0352e03b"/>
    </style:style>
    <style:style style:name="T197" style:family="text">
      <style:text-properties officeooo:rsid="035517c1"/>
    </style:style>
    <style:style style:name="T198" style:family="text">
      <style:text-properties officeooo:rsid="035631c7"/>
    </style:style>
    <style:style style:name="T199" style:family="text">
      <style:text-properties officeooo:rsid="035bce77"/>
    </style:style>
    <style:style style:name="T200" style:family="text">
      <style:text-properties officeooo:rsid="035f6ab6"/>
    </style:style>
    <style:style style:name="T201" style:family="text">
      <style:text-properties officeooo:rsid="036a6c0c"/>
    </style:style>
    <style:style style:name="T202" style:family="text">
      <style:text-properties officeooo:rsid="036ac1a6"/>
    </style:style>
    <style:style style:name="T203" style:family="text">
      <style:text-properties officeooo:rsid="036cdc3d"/>
    </style:style>
    <style:style style:name="T204" style:family="text">
      <style:text-properties officeooo:rsid="03720f57"/>
    </style:style>
    <style:style style:name="T205" style:family="text">
      <style:text-properties officeooo:rsid="03737e57"/>
    </style:style>
    <style:style style:name="T206" style:family="text">
      <style:text-properties officeooo:rsid="0374604d"/>
    </style:style>
    <style:style style:name="T207" style:family="text">
      <style:text-properties officeooo:rsid="037500e7"/>
    </style:style>
    <style:style style:name="T208" style:family="text">
      <style:text-properties officeooo:rsid="03771313"/>
    </style:style>
    <style:style style:name="T209" style:family="text">
      <style:text-properties officeooo:rsid="0379c12c"/>
    </style:style>
    <style:style style:name="T210" style:family="text">
      <style:text-properties officeooo:rsid="037c25c5"/>
    </style:style>
    <style:style style:name="T211" style:family="text">
      <style:text-properties officeooo:rsid="037e6205"/>
    </style:style>
    <style:style style:name="T212" style:family="text">
      <style:text-properties officeooo:rsid="0380d1ba"/>
    </style:style>
    <style:style style:name="T213" style:family="text">
      <style:text-properties officeooo:rsid="03831742"/>
    </style:style>
    <style:style style:name="T214" style:family="text">
      <style:text-properties officeooo:rsid="03840a8a"/>
    </style:style>
    <style:style style:name="T215" style:family="text">
      <style:text-properties officeooo:rsid="0387db7a"/>
    </style:style>
    <style:style style:name="T216" style:family="text">
      <style:text-properties style:font-name="Liberation Serif"/>
    </style:style>
    <style:style style:name="T217" style:family="text">
      <style:text-properties style:font-name="Liberation Serif" officeooo:rsid="03969571"/>
    </style:style>
    <style:style style:name="T218" style:family="text">
      <style:text-properties officeooo:rsid="03889fc0"/>
    </style:style>
    <style:style style:name="T219" style:family="text">
      <style:text-properties officeooo:rsid="038c7402"/>
    </style:style>
    <style:style style:name="T220" style:family="text">
      <style:text-properties officeooo:rsid="038d8112"/>
    </style:style>
    <style:style style:name="T221" style:family="text">
      <style:text-properties officeooo:rsid="038e7b07"/>
    </style:style>
    <style:style style:name="T222" style:family="text">
      <style:text-properties officeooo:rsid="02eb813c"/>
    </style:style>
    <style:style style:name="T223" style:family="text">
      <style:text-properties officeooo:rsid="03925e13"/>
    </style:style>
    <style:style style:name="T224" style:family="text">
      <style:text-properties fo:font-size="9pt" style:font-size-asian="9pt" style:font-size-complex="9pt"/>
    </style:style>
    <style:style style:name="T225" style:family="text">
      <style:text-properties fo:font-style="italic" style:font-style-asian="italic" style:font-style-complex="italic"/>
    </style:style>
    <style:style style:name="T226" style:family="text">
      <style:text-properties fo:font-weight="bold" style:font-weight-asian="bold" style:font-weight-complex="bold"/>
    </style:style>
    <style:style style:name="T227" style:family="text">
      <style:text-properties officeooo:rsid="03a5fad6"/>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span text:style-name="T55">Constructing Parser</text:span><text:span text:style-name="T56">s</text:span><text:span text:style-name="T55"> fr</text:span><text:span text:style-name="T54">o</text:span><text:span text:style-name="T55">m </text:span><text:span text:style-name="T54">Programming Language</text:span><text:span text:style-name="T55"> BNF Grammar</text:span><text:span text:style-name="T56">s</text:span></text:p>
      <text:p text:style-name="P97"/>
      <text:p text:style-name="P98">Joshua Van Leeuwen</text:p>
      <text:p text:style-name="P97"/>
      <text:p text:style-name="P38">B<text:span text:style-name="T198">ackus-</text:span>N<text:span text:style-name="T198">aur </text:span>F<text:span text:style-name="T198">orm</text:span></text:p>
      <text:p text:style-name="P136"><text:span text:style-name="T58">All languages follow a set of rules which dictate how the contents of the language can be used and how the language is structured. The set of rules which govern the language is called the grammar. </text:span><text:span text:style-name="T59">Just like</text:span><text:span text:style-name="T60"> natural language, programming languages also follow a grammar. </text:span><text:span text:style-name="T68">H</text:span><text:span text:style-name="T60">owever, these languages are always formal languages meaning they have a </text:span><text:span text:style-name="T61">formal </text:span><text:span text:style-name="T62">grammar</text:span><text:span text:style-name="T61"> consisting of a</text:span><text:span text:style-name="T60"> finite set of symbols and a </text:span><text:span text:style-name="T63">finite </text:span><text:span text:style-name="T60">set of rules </text:span><text:span text:style-name="T63">that dictate </text:span><text:span text:style-name="T67">it</text:span><text:span text:style-name="T63">. </text:span><text:span text:style-name="T59">These grammars are context-free meaning they are represented by a set of production rules </text:span><text:span text:style-name="T69">which</text:span><text:span text:style-name="T59"> describe all </text:span><text:span text:style-name="T70">the </text:span><text:span text:style-name="T64">possible</text:span><text:span text:style-name="T59"> strings of the programming </text:span><text:span text:style-name="T65">language. </text:span><text:span text:style-name="T66">An example of a simple context-free grammar is one which describes all of the strings which form well nested parenthesis and square brackets over the alphabet </text:span>Σ = {<text:span text:style-name="T78">(, ), [, ], </text:span><text:span text:style-name="T81">ε</text:span><text:span text:style-name="T78">}</text:span></text:p>
      <text:p text:style-name="P132"><text:tab/>S → (S)</text:p>
      <text:p text:style-name="P132"><text:tab/>S → [S]</text:p>
      <text:p text:style-name="P132"><text:tab/>S → SS</text:p>
      <text:p text:style-name="P131"><text:span text:style-name="T79"><text:tab/>S → </text:span><text:span text:style-name="T80">ε</text:span></text:p>
      <text:p text:style-name="P133">Non-terminals are used to define place holders that become patterns of terminals that are generated <text:span text:style-name="T93">by</text:span> the non-terminals. Here S is the only non-terminal which is also the start symbol. Non-terminals can be generated by themselves which gives context-free grammars the power of recursion so a finite grammar can define an infinite set of valid strings <text:span text:style-name="T199">belonging</text:span> <text:span text:style-name="T199">to</text:span> the language. </text:p>
      <text:p text:style-name="P132"/>
      <text:p text:style-name="P134">In order to better represent context-free grammars a notation was created called Backus-Naur form (BNF) which was first introduced by John Backus and Peter Naur when they developed the description for the ALGOL 60 programming language in 1960. <text:span text:style-name="T82">This notation and its extensions has become the standard way of specifying the grammar of programming languages.</text:span></text:p>
      <text:p text:style-name="P132"/>
      <text:p text:style-name="P43">BNF is a formal notation which is used to define grammars in a way which is more <text:span text:style-name="T83">readable</text:span> for humans. <text:span text:style-name="T83">The structure of BNF is a set of rules which have the form of a tag which is a non-terminal <text:s/>that is inside angled brackets, followed by '::=' and a rule involving terminals and non-terminals. Just like production rules, BNF can also use recursion using non-terminals giving the notation as much power. A simple BNF to define a digit: </text:span></text:p>
      <text:p text:style-name="P35">&lt;<text:span text:style-name="T84">digit&gt; ::= “0” | “1” | “2” | “3” | “4” | “5” | “6” | “7” | “8” | “9”</text:span></text:p>
      <text:p text:style-name="P35"><text:span text:style-name="T84"><text:s/></text:span></text:p>
      <text:p text:style-name="P44">The symbols and meaning for BNF are as follows:</text:p>
      <text:p text:style-name="P43"/>
      <table:table table:name="Table1" table:style-name="Table1">
        <table:table-column table:style-name="Table1.A"/>
        <table:table-column table:style-name="Table1.B"/>
        <table:table-row>
          <table:table-cell table:style-name="Table1.A1" office:value-type="string">
            <text:p text:style-name="P23">Symbol</text:p>
          </table:table-cell>
          <table:table-cell table:style-name="Table1.B1" office:value-type="string">
            <text:p text:style-name="P23">Meaning</text:p>
          </table:table-cell>
        </table:table-row>
        <table:table-row>
          <table:table-cell table:style-name="Table1.A2" office:value-type="string">
            <text:p text:style-name="P23">&lt;expr&gt;</text:p>
          </table:table-cell>
          <table:table-cell table:style-name="Table1.B2" office:value-type="string">
            <text:p text:style-name="P23">Things inside '&lt;&gt;' are non-terminals. These refer to the tags mentioned which are <text:span text:style-name="T21">labelled.</text:span> In this case labelled <text:span text:style-name="T94">e</text:span>xpr.</text:p>
          </table:table-cell>
        </table:table-row>
        <table:table-row>
          <table:table-cell table:style-name="Table1.A2" office:value-type="string">
            <text:p text:style-name="P23">“<text:span text:style-name="T18">1”</text:span></text:p>
          </table:table-cell>
          <table:table-cell table:style-name="Table1.B2" office:value-type="string">
            <text:p text:style-name="P23">Things inside “” quotations are <text:span text:style-name="T19">terminals. This means that this explicitly states that the symbol 1 should occur at that point.</text:span></text:p>
          </table:table-cell>
        </table:table-row>
        <table:table-row>
          <table:table-cell table:style-name="Table1.A2" office:value-type="string">
            <text:p text:style-name="P23">::<text:span text:style-name="T20">=</text:span></text:p>
          </table:table-cell>
          <table:table-cell table:style-name="Table1.B2" office:value-type="string">
            <text:p text:style-name="P23">This <text:span text:style-name="T200">means</text:span> that the <text:span text:style-name="T94">non-terminal</text:span> on the left hand side is defined by what is on the right hand side <text:span text:style-name="T200">of this symbol.</text:span></text:p>
          </table:table-cell>
        </table:table-row>
        <table:table-row>
          <table:table-cell table:style-name="Table1.A2" office:value-type="string">
            <text:p text:style-name="P23">|</text:p>
          </table:table-cell>
          <table:table-cell table:style-name="Table1.B2" office:value-type="string">
            <text:p text:style-name="P23">The bar, <text:span text:style-name="T200">meaning 'or', is</text:span> used in order to make a <text:span text:style-name="T94">choice</text:span> in the productions. | <text:span text:style-name="T94">provides</text:span> complexity in the grammar to build complex syntax.</text:p>
          </table:table-cell>
        </table:table-row>
      </table:table>
      <text:p text:style-name="P23"/>
      <text:p text:style-name="P23">With the use of these symbols a grammar tree can be formed of multiple definitions of different non-terminals. By creating this abstraction, a simple <text:span text:style-name="T22">and </text:span>easy to understand <text:span text:style-name="T22">representation</text:span> of part of <text:soft-page-break/>some syntax tree can be made of a complex grammar. <text:span text:style-name="T23">A simple example of a BNF using recursion would be that of </text:span>addition of numbers.</text:p>
      <text:p text:style-name="P23"/>
      <text:p text:style-name="P23">&lt;expr&gt; ::= &lt;digit&gt; | &lt;expr&gt; “+” &lt;digit&gt;</text:p>
      <text:p text:style-name="P23">&lt;digit&gt; ::= “1” | “2” | “3” | “4” | “5” | “6” | “7” | “8” | “9” | “0”</text:p>
      <text:p text:style-name="P23"/>
      <text:p text:style-name="P23">Here you can see that this language would accept strings like:</text:p>
      <text:p text:style-name="P23">“1”, “4+0+5”</text:p>
      <text:p text:style-name="P23">but not of:</text:p>
      <text:p text:style-name="P23">“+3+4”, “+”, “”, etc.</text:p>
      <text:p text:style-name="P23"/>
      <text:p text:style-name="P23">Extended BNF <text:span text:style-name="T86">(EBNF)</text:span> also exists which is a <text:span text:style-name="T85">collection</text:span> <text:span text:style-name="T85">of extensions</text:span> <text:span text:style-name="T85">to</text:span> BNF but keeps all the same power. <text:span text:style-name="T87">EBNF uses less redundant notation and condenses notation to describe the same rules in standard BNF and so greatly increases the readability of a grammar by a human. Some of the extensions include grouping denoted by parenthesis that define precedence of rules, square brackets to denote the contents are optional and also repetition, denoted by curly-braces around an expression which means that expression can be repeated zero or more times. Repetition is very useful in cutting down long rules defined in BNF increasing readability:</text:span></text:p>
      <text:p text:style-name="P45"><text:s/>BNF</text:p>
      <text:p text:style-name="P37"><text:tab/>&lt;signedInt&gt; ::= “-” &lt;number&gt; | &lt;number&gt;</text:p>
      <text:p text:style-name="P36"><text:tab/>&lt;number&gt; <text:s text:c="3"/>::= &lt;digit&gt; &lt;number&gt; | &lt;digit&gt;</text:p>
      <text:p text:style-name="P36"><text:s/></text:p>
      <text:p text:style-name="P45"><text:s/>EBNF</text:p>
      <text:p text:style-name="P46"><text:tab/>&lt;<text:span text:style-name="T88">signedInt</text:span>&gt; ::= <text:span text:style-name="T88">[ “-” ] &lt;digit&gt; {&lt;digit&gt;}</text:span></text:p>
      <text:p text:style-name="P46"/>
      <text:p text:style-name="P39">Lex<text:span text:style-name="T89">ical Analysis</text:span></text:p>
      <text:p text:style-name="P47"><text:span text:style-name="T8">With a</text:span><text:span text:style-name="T1"> BNF of a language </text:span><text:span text:style-name="T8">defined</text:span><text:span text:style-name="T1"> a parser can be developed which consumes an input string </text:span><text:span text:style-name="T11">which</text:span><text:span text:style-name="T1"> then </text:span><text:span text:style-name="T2">this is </text:span><text:span text:style-name="T1">mapped to data inside a computer to build a data structure that follows the grammar of the language </text:span><text:span text:style-name="T2">and can check the </text:span><text:span text:style-name="T8">input string</text:span><text:span text:style-name="T2"> is valid. The data structure which is the target domain of the parser may be of a different form than the input string however the syntax and meaning of the output is the exact same in the scope of the language.</text:span></text:p>
      <text:p text:style-name="P47"/>
      <text:p text:style-name="P48"><text:span text:style-name="T5">To consume the input stream, lexical analysis is used to transform the input stream into corresponding tokens </text:span><text:span text:style-name="T10">forming an abstract syntax tree </text:span><text:span text:style-name="T5">to be used by the parser. This stage ensures that the input stream has correct syntax in terms of spelling and use of symbols </text:span><text:span text:style-name="T3">so</text:span><text:span text:style-name="T5"> can return an error i</text:span><text:span text:style-name="T9">f</text:span><text:span text:style-name="T5"> needed. </text:span><text:span text:style-name="T4">This stage will also remove whitespace in the source code or comments if they are supported by the language. </text:span><text:span text:style-name="T6">The lexical analyser will consume the input stream a character at a time so its efficiency is vital to the efficiency of the </text:span><text:span text:style-name="T7">parsing</text:span><text:span text:style-name="T6"> process as a whole. </text:span></text:p>
      <text:p text:style-name="P49"/>
      <text:p text:style-name="P49">Although lexical analysis is normally fully completed on the input stream before parsing of the tokens <text:span text:style-name="T95">is </text:span>done, it can also be implemented <text:span text:style-name="T173">alongside</text:span> the parser so that both processes happen iteratively <text:span text:style-name="T95">together</text:span> when parsing an input stream. </text:p>
      <text:p text:style-name="P46"><text:s/></text:p>
      <text:p text:style-name="P38">Parser<text:span text:style-name="T26">s</text:span></text:p>
      <text:p text:style-name="P23">When the input stream has been <text:span text:style-name="T24">converted</text:span> into <text:span text:style-name="T25">tokens by the lexical analyser, it is then the job of parsers to consume these and map them onto data using rules. Parsers which do this are deeply tied to the language the compiler it is written in. The example parser will be written in Haskell and so parser combinators will be used in this solution. Parser combinators are high order functions which consume some input stream and convert these into a target data type. Parser combinators work by parsers consuming an input stream and then producing new data types which will be then input into another parser.</text:span></text:p>
      <text:p text:style-name="P23"/>
      <text:p text:style-name="P50"><text:soft-page-break/>To capture the notion of a parser which can succeed or fail however still return<text:span text:style-name="T96">s</text:span> the rest of the input stream a new <text:span text:style-name="T44">data type </text:span><text:span text:style-name="T188">Parser</text:span><text:span text:style-name="T44"> </text:span>is made:</text:p>
      <text:p text:style-name="P50"><text:span text:style-name="T45"><text:tab/></text:span><text:span text:style-name="T115">newtype</text:span><text:span text:style-name="T114"> Parser = </text:span><text:span text:style-name="T116">Parser (</text:span><text:span text:style-name="T114">String -</text:span><text:span text:style-name="T117">&gt;</text:span><text:span text:style-name="T114"> </text:span><text:span text:style-name="T118">Maybe </text:span><text:span text:style-name="T114">[(</text:span><text:span text:style-name="T119">a</text:span><text:span text:style-name="T114">, </text:span><text:span text:style-name="T119">String</text:span><text:span text:style-name="T114">)]</text:span><text:span text:style-name="T116">)</text:span></text:p>
      <text:p text:style-name="P51">The parser data type <text:span text:style-name="T99">has an input stream of type string that will </text:span>output a <text:span text:style-name="T99">list of </text:span>tuple<text:span text:style-name="T99">s</text:span> <text:span text:style-name="T96">consisting of</text:span> the target of the parser and <text:span text:style-name="T96">a string</text:span> <text:span text:style-name="T96">that is the</text:span> rest of the unconsumed input stream. By returning the unconsumed part of the input stream it is possible to form combinators to build parsers that consume other parser <text:span text:style-name="T97">outputs</text:span>. By returning a list gives the ability to have different options for the result chosen according to the grammar which is defined in the BNF of <text:span text:style-name="T201">the</text:span> language. By using <text:span text:style-name="T202">the </text:span>Maybe <text:span text:style-name="T202">type constructor</text:span> a parser can result in Nothing if it fails.</text:p>
      <text:p text:style-name="P52"/>
      <text:p text:style-name="P23">In this notion, a library of parsers and <text:span text:style-name="T34">combinators</text:span> are <text:span text:style-name="T98">written</text:span> to <text:span text:style-name="T35">build the target structure which can be directly mapped to the grammar</text:span>. One<text:span text:style-name="T90"> of the fundamental functions needed for the library to represent grammars is one in which always succeeds but does not consume any of the input stream; produce.</text:span></text:p>
      <text:p text:style-name="P5"><text:tab/>produce :: a -&gt; Parser a</text:p>
      <text:p text:style-name="P6"><text:tab/>produce x = Parser (\ts -&gt; Just [(x, ts)])</text:p>
      <text:p text:style-name="P53">The 'x' <text:span text:style-name="T46">refers to</text:span> the <text:span text:style-name="T203">target</text:span> value we want to produce.</text:p>
      <text:p text:style-name="P53">The 'ts' is the input stream <text:span text:style-name="T100">which is also the output stream since produce does not consume any input.</text:span></text:p>
      <text:p text:style-name="P54">The <text:span text:style-name="T90">'\' denotes</text:span> λ-<text:span text:style-name="T32">abstraction</text:span> <text:span text:style-name="T31">which is </text:span>an anonymous function. T<text:span text:style-name="T28">hese are useful when passing <text:s/>them as parameters to higher order functions. This is very useful for parsers created in functional programming languages as an input stream can be used with the λ-abstraction. A trivial example of how an anonymous function can be used:</text:span></text:p>
      <text:p text:style-name="P1"><text:tab/>f x = x+x</text:p>
      <text:p text:style-name="P55">can be written and is equivalent to</text:p>
      <text:p text:style-name="P7"><text:tab/>f = \x <text:span text:style-name="T90">-&gt;</text:span> x+x</text:p>
      <text:p text:style-name="P56"/>
      <text:p text:style-name="P57">In order to initiate a parser to operate on an input stream, <text:span text:style-name="T205">a function </text:span>parse is <text:span text:style-name="T204">defined:</text:span></text:p>
      <text:p text:style-name="P8"><text:tab/>parse :: Parser a -&gt; (String -&gt; Maybe [(a, String)])</text:p>
      <text:p text:style-name="P8"><text:tab/>parse (Parser p) = p</text:p>
      <text:p text:style-name="P58">The function parse will <text:span text:style-name="T206">lift the given parser from its parser data type and revelling its contents. </text:span></text:p>
      <text:p text:style-name="P59">Using parse with produce will output the target <text:span text:style-name="T206">and remaining input stream</text:span> of the parser:</text:p>
      <text:p text:style-name="P60"><text:span text:style-name="T39">&gt;</text:span>parse (produce 0) “hello” = <text:span text:style-name="T49">Just</text:span> [(<text:span text:style-name="T43">0</text:span>, “<text:span text:style-name="T43">hello”</text:span>)]</text:p>
      <text:p text:style-name="P60"/>
      <text:p text:style-name="P61">In order to differentiate code written in the Haskell program and the results of some input into the compiled program, <text:span text:style-name="T101">'&gt;' </text:span>will <text:span text:style-name="T101">donate the following </text:span>text <text:span text:style-name="T101">is input into the current program made by the code </text:span>defined so <text:span text:style-name="T101">far, and '=' </text:span>will <text:span text:style-name="T101">denote the </text:span>end of input and the <text:span text:style-name="T101">following </text:span>text <text:span text:style-name="T102">after</text:span> <text:span text:style-name="T101">is the output of the program.</text:span></text:p>
      <text:p text:style-name="P23"/>
      <text:p text:style-name="P62"><text:span text:style-name="T33">Conversely, another important fundamental function is a parser which always fails its input stream and returns Nothing, this is called </text:span>fail<text:span text:style-name="T36">ure</text:span> <text:span text:style-name="T91">and </text:span>defined:</text:p>
      <text:p text:style-name="P9"><text:tab/>failure :: Parser a</text:p>
      <text:p text:style-name="P9"><text:tab/>failure = Parser (\ts -&gt; Nothing)</text:p>
      <text:p text:style-name="P63"><text:span text:style-name="T37">&gt;parse </text:span>failure “123” <text:span text:style-name="T38">= Nothing</text:span></text:p>
      <text:p text:style-name="P63"/>
      <text:p text:style-name="P23"><text:span text:style-name="T207">A final fundamental</text:span> parser <text:span text:style-name="T92">needed</text:span> <text:span text:style-name="T40">is one in which consumes and returns the next character in the input stream unconditionally. This parser is needed in order to read each character in the input string <text:s/>return it to a parser to be tested. <text:s/></text:span></text:p>
      <text:p text:style-name="P10"><text:tab/>item :: Parser Char</text:p>
      <text:p text:style-name="P10"><text:tab/>item = Parser (\ts -&gt; case ts of</text:p>
      <text:p text:style-name="P10"><text:tab/> <text:s text:c="5"/>[] -&gt; Nothing</text:p>
      <text:p text:style-name="P10"><text:tab/> <text:s text:c="5"/>(x:xs) -&gt; Just [(x,xs)])</text:p>
      <text:p text:style-name="P64">&gt;<text:span text:style-name="T47">parse </text:span>item “hello” = <text:span text:style-name="T50">Just </text:span>[(“h”, “ello”)]</text:p>
      <text:p text:style-name="P64"><text:soft-page-break/></text:p>
      <text:p text:style-name="P23">The item parser is taking in an input string then <text:span text:style-name="T41">successfully </text:span>return<text:span text:style-name="T41">s</text:span> the first character <text:span text:style-name="T41">and then the rest of the input stream if some is left</text:span>. It will output <text:span text:style-name="T51">Nothing </text:span>if an empty <text:span text:style-name="T42">string</text:span> is input<text:span text:style-name="T29">.</text:span></text:p>
      <text:p text:style-name="P65">&gt;parse item “” = Nothing</text:p>
      <text:p text:style-name="P66"><text:s/></text:p>
      <text:p text:style-name="P40">Parser <text:span text:style-name="T171">Combinators</text:span></text:p>
      <text:p text:style-name="P67"><text:span text:style-name="T103">With some fundamental parsers defined, an input stream can now be parsed to a target data structure however only one parser can be performed and so cannot define any non-trivial grammar. I</text:span>n order to achieve the concept of chaining parsers together to sequentially operate on <text:span text:style-name="T208">some</text:span> input <text:span text:style-name="T104">stream</text:span> <text:span text:style-name="T104">to match a grammar</text:span>, <text:span text:style-name="T169">parser combinators are needed</text:span>. <text:span text:style-name="T218">Parser combinators are higher-order functions that consume multiple parsers and returns one. First the data type Parser must be an instance of Functor so that </text:span><text:span text:style-name="T120">fmap</text:span><text:span text:style-name="T48"> can be used with functions over parser data types. The functor class is defined by:</text:span></text:p>
      <text:p text:style-name="P2"><text:tab/>class <text:s/>Functor f <text:s/>where</text:p>
      <text:p text:style-name="P11"><text:tab/> <text:s/>fmap :: (a -&gt; b) -&gt; f a -&gt; f b</text:p>
      <text:p text:style-name="P11"><text:tab/> <text:s/>(&lt;$) :: a -&gt; f b -&gt; f a</text:p>
      <text:p text:style-name="P11"><text:tab/> <text:s/>(&lt;$) = <text:s/>fmap . Const</text:p>
      <text:p text:style-name="P68">In the functor class, <text:span text:style-name="T109">fmap</text:span> is defined <text:span text:style-name="T108">as</text:span> a function that behaves the same as map <text:span text:style-name="T108">by taking a function parameter however, it is applied to each part of the second parameter that is a functor according to the context of that functor, not just a list structure that </text:span><text:span text:style-name="T121">map</text:span><text:span text:style-name="T108"> takes, then returns this result. '</text:span><text:span text:style-name="T121">(&lt;$)</text:span><text:span text:style-name="T108">' is a function that takes an input and a functor then applies the functor to the first parameter returning the first parameter that is now of the functor type. The second parameter is discarded which is useful in parsing when used for lexical analysis to create a token and discard the corresponding characters from in input string just consumed.</text:span></text:p>
      <text:p text:style-name="P69">&gt;10 &lt;$ Just “input” = Just 10</text:p>
      <text:p text:style-name="P69"/>
      <text:p text:style-name="P70">The instance of Functor for Parser <text:span text:style-name="T209">data types</text:span> <text:span text:style-name="T211">will be</text:span> defined: </text:p>
      <text:p text:style-name="P12"><text:tab/>instance Functor Parser where</text:p>
      <text:p text:style-name="P12"><text:tab/> <text:s/>fmap f p = Parser (\ts -&gt; case parse p ts of</text:p>
      <text:p text:style-name="P12"><text:tab/> <text:s text:c="3"/>Nothing -&gt; Nothing</text:p>
      <text:p text:style-name="P12"><text:tab/> <text:s text:c="3"/>Just [(x, ts')] -&gt; Just [((f x), ts')])</text:p>
      <text:p text:style-name="P71">If the result of <text:span text:style-name="T105">the parser </text:span><text:span text:style-name="T110">p</text:span><text:span text:style-name="T105"> on the input stream</text:span> fails <text:span text:style-name="T125">it</text:span> returns <text:span text:style-name="T109">Nothing</text:span> <text:span text:style-name="T227">therefore</text:span> <text:span text:style-name="T109">fm</text:span><text:span text:style-name="T111">a</text:span><text:span text:style-name="T109">p</text:span> also returns <text:span text:style-name="T109">Nothing</text:span>. If the parse<text:span text:style-name="T105">r</text:span> is successful then the function <text:span text:style-name="T112">f</text:span> is <text:span text:style-name="T105">applied</text:span> <text:span text:style-name="T105">to the</text:span> result<text:span text:style-name="T105">s</text:span> <text:span text:style-name="T105">of the parsed input stream.</text:span></text:p>
      <text:p text:style-name="P112"/>
      <text:p text:style-name="P113">Now the <text:span text:style-name="T210">parser</text:span> instance of Functor is defined, <text:span text:style-name="T131">an instance for the Applicative class can be defined for the parser type. An applicative is the next extension to a functor as it gives the ability to operate on a value which is wrapped by a functor however the function applied is also wrapped in a functor. The applicative class is defined:</text:span></text:p>
      <text:p text:style-name="Standard"><text:span text:style-name="T132"><text:tab/>class </text:span><text:span text:style-name="T135">(</text:span><text:span text:style-name="T132">Functor f</text:span><text:span text:style-name="T135">)</text:span><text:span text:style-name="T132"> =&gt; </text:span><text:bookmark text:name="Applicative"/><text:span text:style-name="T132">Applicative </text:span><text:bookmark text:name="local-1627395977"/><text:span text:style-name="T132">f where</text:span></text:p>
      <text:p text:style-name="P99"><text:bookmark text:name="line-396"/><text:tab/> <text:s/>pure <text:s text:c="4"/>:: a -&gt; f a</text:p>
      <text:p text:style-name="P135"><text:span text:style-name="T133"><text:tab/> <text:s/>(</text:span><text:span text:style-name="T132">&lt;*&gt;) <text:s text:c="3"/>:: f (a -&gt; b) -&gt; f a -&gt; f b</text:span></text:p>
      <text:p text:style-name="P99"><text:bookmark text:name="line-402"/><text:tab/> <text:s/>(*&gt;) <text:s text:c="4"/>:: f a -&gt; f b -&gt; f b</text:p>
      <text:p text:style-name="P135"><text:bookmark text:name="local-1627395985"/><text:bookmark text:name="line-403"/><text:span text:style-name="T132"><text:tab/> <text:s/>a1 </text:span><text:bookmark text:name="local-805307121"/><text:span text:style-name="T132">*&gt; </text:span><text:bookmark text:name="local-1627395986"/><text:span text:style-name="T132">a2 = (id &lt;$ a1) &lt;*&gt; a2</text:span></text:p>
      <text:p text:style-name="P99"><text:bookmark text:name="line-408"/><text:tab/> <text:s/>(&lt;*) <text:s text:c="4"/>:: f a -&gt; f b -&gt; f a</text:p>
      <text:p text:style-name="P135"><text:bookmark text:name="line-409"/><text:span text:style-name="T132"><text:tab/> <text:s/></text:span><text:span text:style-name="T134">a1 &lt;* a2 = a1 &lt;*&gt; (id &lt;$ a2)</text:span></text:p>
      <text:p text:style-name="P72"><text:span text:style-name="T143">T</text:span><text:span text:style-name="T142">he </text:span><text:span text:style-name="T139">pure</text:span><text:span text:style-name="T142"> function simply </text:span><text:span text:style-name="T146">transforms</text:span><text:span text:style-name="T142"> the given value </text:span><text:span text:style-name="T144">into the</text:span><text:span text:style-name="T142"> </text:span><text:span text:style-name="T144">given functor by applying the appropriate identity constructor of that functor. </text:span><text:span text:style-name="T145">The </text:span><text:span text:style-name="T133">(</text:span><text:span text:style-name="T136">&lt;*&gt;</text:span><text:span text:style-name="T137">)</text:span><text:span text:style-name="T148"> </text:span><text:span text:style-name="T149">extracts the functions</text:span><text:span text:style-name="T148"> which is wrapped in a functor and </text:span><text:span text:style-name="T149">is mapped over the second functor</text:span><text:span text:style-name="T152">'s values</text:span><text:span text:style-name="T149">:</text:span></text:p>
      <text:p text:style-name="P105">&gt;[(+5), (*10)] &lt;*&gt; [0, 1] = [5,6,0,10] </text:p>
      <text:p text:style-name="P73"><text:span text:style-name="T140">(*&gt;)</text:span><text:span text:style-name="T147"> and </text:span><text:span text:style-name="T140">(&lt;*)</text:span><text:span text:style-name="T147"> will sequentially run the </text:span><text:span text:style-name="T153">their first and second arguments</text:span><text:span text:style-name="T147"> however will discard the first or second argument respectively </text:span><text:span text:style-name="T153">when completed. </text:span></text:p>
      <text:p text:style-name="P73"/>
      <text:p text:style-name="P106"><text:soft-page-break/>The instance of Applicative for Parser <text:span text:style-name="T211">will be</text:span> defined:</text:p>
      <text:p text:style-name="P102"><text:tab/>instance Applicative Parser where</text:p>
      <text:p text:style-name="P102"><text:tab/> <text:s/>pure a = Parser (\ts -&gt; Just [(a, ts)])</text:p>
      <text:p text:style-name="P102"><text:tab/> <text:s/>p &lt;*&gt; q = Parser (\ts -&gt; do</text:p>
      <text:p text:style-name="P102"><text:tab/> <text:s text:c="9"/>[(f,ts')] &lt;- parse p ts</text:p>
      <text:p text:style-name="P102"><text:tab/> <text:s text:c="9"/>[(x,ts'')] &lt;- parse q ts'</text:p>
      <text:p text:style-name="P102"><text:tab/> <text:s text:c="9"/>Just [(f x, ts'')])</text:p>
      <text:p text:style-name="P74"><text:span text:style-name="T147">The </text:span><text:span text:style-name="T140">pure</text:span><text:span text:style-name="T147"> </text:span><text:span text:style-name="T150">method</text:span><text:span text:style-name="T147"> will simply wrap the given parameter into </text:span><text:span text:style-name="T154">the</text:span><text:span text:style-name="T147"> Parser data type </text:span><text:span text:style-name="T154">and is given the input stream</text:span><text:span text:style-name="T147">. </text:span><text:span text:style-name="T150">Here the </text:span><text:span text:style-name="T141">&lt;*&gt;</text:span><text:span text:style-name="T150"> </text:span><text:span text:style-name="T151">combinator</text:span><text:span text:style-name="T150"> will parse the first argument then the second. The first parse</text:span><text:span text:style-name="T155">rs</text:span><text:span text:style-name="T150"> </text:span><text:span text:style-name="T155">resulting target</text:span><text:span text:style-name="T150"> is then applied to the second </text:span><text:span text:style-name="T155">parsers result</text:span><text:span text:style-name="T150">. </text:span></text:p>
      <text:p text:style-name="P75"/>
      <text:p text:style-name="P75"><text:span text:style-name="T150">W</text:span><text:span text:style-name="T147">ith the Parser instance for applicative being defined</text:span><text:span text:style-name="T156"> this</text:span><text:span text:style-name="T147"> means that </text:span><text:span text:style-name="T140">&lt;$&gt;</text:span><text:span text:style-name="T147"> can be used as an infix operator instead of </text:span><text:span text:style-name="T140">fmap</text:span><text:span text:style-name="T147">:</text:span></text:p>
      <text:p text:style-name="P75"><text:span text:style-name="T140">f &lt;$&gt; x</text:span><text:span text:style-name="T147"> <text:s/>is equivalent to <text:s/></text:span><text:span text:style-name="T140">fmap f x</text:span></text:p>
      <text:p text:style-name="P107">This is useful when writing parsers as it increases the readability of the code <text:span text:style-name="T212">and helps to display the grammar in much the same way the BNF of the language is displayed. </text:span><text:s/></text:p>
      <text:p text:style-name="P76"><text:s/></text:p>
      <text:p text:style-name="P77">Bind is used to <text:span text:style-name="T125">attach</text:span> parsers together so that a parser's input can be that of the result of <text:span text:style-name="T106">another</text:span> parser. This is an important tool as it achieves the combining <text:span text:style-name="T106">of multiple parsers together from the library of parsers to act on an input stream</text:span>. <text:span text:style-name="T107">Bind '</text:span><text:span text:style-name="T113">(&gt;&gt;=)</text:span><text:span text:style-name="T107">' belongs to the monad class that is defined:</text:span></text:p>
      <text:p text:style-name="P145"><text:span text:style-name="T126"><text:tab/>class</text:span> <text:span text:style-name="T126">Monad</text:span> m <text:span text:style-name="T126">where</text:span></text:p>
      <text:p text:style-name="P148"><text:tab/> <text:s/><text:span text:style-name="T130">(&gt;&gt;=)</text:span><text:span text:style-name="T129"> </text:span><text:span text:style-name="T130">::</text:span><text:span text:style-name="T129"> m a </text:span><text:span text:style-name="T130">-&gt;</text:span><text:span text:style-name="T129"> </text:span><text:span text:style-name="T130">(</text:span><text:span text:style-name="T129">a </text:span><text:span text:style-name="T130">-&gt;</text:span><text:span text:style-name="T129"> m b</text:span><text:span text:style-name="T130">)</text:span><text:span text:style-name="T129"> </text:span><text:span text:style-name="T130">-&gt;</text:span><text:span text:style-name="T129"> m b</text:span></text:p>
      <text:p text:style-name="P147"><text:span text:style-name="T130"><text:tab/> <text:s/>(&gt;&gt;)</text:span><text:span text:style-name="T129"> </text:span><text:span text:style-name="T130">::</text:span><text:span text:style-name="T129"> m a </text:span><text:span text:style-name="T130">-&gt;</text:span><text:span text:style-name="T129"> m b </text:span><text:span text:style-name="T130">-&gt;</text:span><text:span text:style-name="T129"> m b</text:span></text:p>
      <text:p text:style-name="P146"><text:tab/> <text:s/>x &gt;&gt; y = x &gt;&gt;= \_ -&gt; y</text:p>
      <text:p text:style-name="P148"><text:tab/> <text:s/><text:span text:style-name="T130">return</text:span><text:span text:style-name="T129"> </text:span><text:span text:style-name="T130">::</text:span><text:span text:style-name="T129"> a </text:span><text:span text:style-name="T130">-&gt;</text:span><text:span text:style-name="T129"> m a</text:span></text:p>
      <text:p text:style-name="P147"><text:tab/> <text:s/><text:span text:style-name="T130">fail</text:span><text:span text:style-name="T129"> </text:span><text:span text:style-name="T130">::</text:span><text:span text:style-name="T129"> </text:span><text:span text:style-name="T130">String</text:span><text:span text:style-name="T129"> </text:span><text:span text:style-name="T130">-&gt;</text:span><text:span text:style-name="T129"> m a</text:span></text:p>
      <text:p text:style-name="P103"><text:span text:style-name="T71">The</text:span><text:span text:style-name="T122">(&gt;&gt;)</text:span><text:span text:style-name="T77">function</text:span><text:span text:style-name="T57"> sequentially performs the first parameter and then the second however discards the first result. </text:span><text:span text:style-name="T71">The </text:span><text:span text:style-name="T123">fail</text:span><text:span text:style-name="T72"> </text:span><text:span text:style-name="T74">is used to return something if the monad fails. </text:span><text:span text:style-name="T75">The</text:span><text:span text:style-name="T73"> </text:span><text:span text:style-name="T124">return </text:span><text:span text:style-name="T75">will take an argument and return it wrapped in a monad. </text:span><text:span text:style-name="T76">Bind will operate the first parameter and then passes any result made as a parameter to the second parameter and then is also operated.</text:span></text:p>
      <text:p text:style-name="P104"><text:span text:style-name="T76">A</text:span><text:span text:style-name="T57">ll monad instances must satisfy the following rules:</text:span></text:p>
      <text:p text:style-name="Standard"><text:span text:style-name="T212">Left identity holds : </text:span>return a &gt;&gt;= k <text:s/>== <text:s/>k a</text:p>
      <text:p text:style-name="Standard"><text:span text:style-name="T212">Right identity holds : </text:span>m &gt;&gt;= return <text:s/>== <text:s/>m</text:p>
      <text:p text:style-name="Standard"><text:span text:style-name="T212">Associativity : </text:span>m &gt;&gt;= (\x -&gt; k x &gt;&gt;= h) <text:s/>== <text:s/>(m &gt;&gt;= k) &gt;&gt;= h</text:p>
      <text:p text:style-name="Standard"/>
      <text:p text:style-name="P115">To be able to use bind in the parsers a new instance of Monad is defined:</text:p>
      <text:p text:style-name="P22"><text:tab/>instance Monad Parser where</text:p>
      <text:p text:style-name="P22"><text:tab/> <text:s/>p &gt;&gt;= f = Parser (\ts -&gt; case parse p ts of</text:p>
      <text:p text:style-name="P22"><text:tab/> <text:s text:c="7"/>Nothing -&gt; Nothing</text:p>
      <text:p text:style-name="P22"><text:tab/> <text:s text:c="7"/>Just [(x,ts')] -&gt; parse (f x) ts')</text:p>
      <text:p text:style-name="P78">Bind will attempt to parse the first parameter, if successful then the second argument is applied to the result and this is then parsed with the rest of the input stream. If parsing of the first argument fails then <text:span text:style-name="T109">Nothing</text:span> is returned.</text:p>
      <text:p text:style-name="P78"/>
      <text:p text:style-name="P78"><text:span text:style-name="T12">In order to implement rules that appear in BNF, parsers must be able to make choices depending on their input which </text:span><text:span text:style-name="T13">directly </text:span><text:span text:style-name="T12">corresponds to the '|' symbol in BN</text:span><text:span text:style-name="T15">F</text:span><text:span text:style-name="T12"> </text:span><text:span text:style-name="T15">notation</text:span><text:span text:style-name="T12">. </text:span><text:span text:style-name="T14">A new class called Choice that is a monoid on applicative functors will be defined to handle choice:</text:span></text:p>
      <text:p text:style-name="P144"><text:tab/>class Applicative f =&gt; Choice f where</text:p>
      <text:p text:style-name="P144"><text:tab/> <text:s/>empty :: f a</text:p>
      <text:p text:style-name="P144"><text:tab/> <text:s/>(&lt;|&gt;) :: f a -&gt; f a -&gt; f a</text:p>
      <text:p text:style-name="P110">The <text:span text:style-name="T114">empty</text:span> denotes the identity of <text:span text:style-name="T114">&lt;|&gt;,</text:span> a function that returns one of its two functor parameters depending on its instance definition. <text:span text:style-name="T170">A Parser instance of this class is added to handle choice for </text:span><text:soft-page-break/><text:span text:style-name="T170">parsers:</text:span></text:p>
      <text:p text:style-name="P101"><text:tab/>instance Choice Parser where</text:p>
      <text:p text:style-name="P101"><text:tab/> <text:s/>empty = failure</text:p>
      <text:p text:style-name="P101"><text:tab/> <text:s/>px &lt;|&gt; py = Parser (\ts -&gt; case parse px ts of</text:p>
      <text:p text:style-name="P101"><text:tab/> <text:s text:c="9"/>Nothing -&gt; parse py ts</text:p>
      <text:p text:style-name="P101"><text:tab/> <text:s text:c="9"/>xs -&gt; xs)</text:p>
      <text:p text:style-name="P111">The identity for this instance is failure, <text:span text:style-name="T213">a</text:span> parser that always <text:span text:style-name="T213">fails</text:span> defined earlier. <text:span text:style-name="T172">The choice symbol has two parameters which are parsers. The first parser is first run on the input stream which if succeeds, its result is retuned however if fails, the second parameter parser is run on the same input stream and returned.</text:span></text:p>
      <text:p text:style-name="P108">This gives parsers the ability of choice <text:span text:style-name="T213">defined in BNF grammars</text:span> <text:span text:style-name="T213">as they can</text:span> try to parse an input stream with multiple parsers until one succeeds.</text:p>
      <text:p text:style-name="P79"/>
      <text:p text:style-name="P114">Lexer</text:p>
      <text:p text:style-name="P82"><text:span text:style-name="T158">In order to read in the input string to </text:span><text:span text:style-name="T159">form tokens that </text:span><text:span text:style-name="T166">are</text:span><text:span text:style-name="T158"> fed to the parsers, </text:span><text:span text:style-name="T160">a</text:span><text:span text:style-name="T158"> </text:span><text:span text:style-name="T161">small group of </text:span><text:span text:style-name="T167">functions</text:span><text:span text:style-name="T158"> will be </text:span><text:span text:style-name="T166">made</text:span><text:span text:style-name="T158">. This </text:span><text:span text:style-name="T162">process </text:span><text:span text:style-name="T167">of forming tokens</text:span><text:span text:style-name="T162"> will be done together with the library of parsers when parsing an input string instead of before parsing starts. T</text:span><text:span text:style-name="T163">he item parser which was defined earlier is the parser which will read each character of the input string one by one and return it to be tested on.</text:span></text:p>
      <text:p text:style-name="P82"/>
      <text:p text:style-name="P29">In order to perform tests on the input stream that is being consumed, a <text:span text:style-name="T214">function</text:span> is needed to<text:span text:style-name="T175"> evaluate these tests and return the result. This is important for making sure the input stream's symbols are matching according to the BNF grammar. </text:span></text:p>
      <text:p text:style-name="P19"><text:tab/>satisfy :: (Char -&gt; Bool) -&gt; Parser Char</text:p>
      <text:p text:style-name="P19"><text:tab/>satisfy p = item &gt;&gt;= \x -&gt;</text:p>
      <text:p text:style-name="P19"><text:tab/> <text:s text:c="7"/>if p x then produce x else failure</text:p>
      <text:p text:style-name="P25">This <text:span text:style-name="T215">function</text:span> will receive a boolean expression which is to be matched of the form of a character and <text:span text:style-name="T109">'=='</text:span>. It will then call <text:span text:style-name="T109">item</text:span> to receive the next character in the input stream, this is then tested with the received expression <text:span text:style-name="T176">with the use of bind</text:span>. If the match was successful the parser will return the produce of the character else will return a failure with no match.</text:p>
      <text:p text:style-name="P25"/>
      <text:p text:style-name="P26">With <text:span text:style-name="T109">satisfy</text:span> defined, another <text:span text:style-name="T220">combinator</text:span> <text:span text:style-name="T215">is one </text:span>which is used to match a character.</text:p>
      <text:p text:style-name="P20"><text:tab/>char :: Char -&gt; Parser Char</text:p>
      <text:p text:style-name="P20"><text:tab/>char x = satisfy (x ==)</text:p>
      <text:p text:style-name="P27">This parser simply receives a character and calls <text:span text:style-name="T109">satisfy</text:span> to match it.</text:p>
      <text:p text:style-name="P83">&gt;parse (char '<text:span text:style-name="T52">h</text:span>') “<text:span text:style-name="T52">hello</text:span>” = Just [('<text:span text:style-name="T52">h</text:span>',”<text:span text:style-name="T52">ello</text:span>”)]</text:p>
      <text:p text:style-name="P84"><text:span text:style-name="T16">&gt;parse (char '</text:span><text:span text:style-name="T17">x</text:span><text:span text:style-name="T16">') “h</text:span><text:span text:style-name="T17">ello</text:span><text:span text:style-name="T16">” = Nothing</text:span></text:p>
      <text:p text:style-name="P84"/>
      <text:p text:style-name="P24">Now another <text:span text:style-name="T220">combinator</text:span> can be used to test for entire strings using the <text:span text:style-name="T109">char</text:span> <text:span text:style-name="T215">function</text:span>. </text:p>
      <text:p text:style-name="P18"><text:tab/>string :: String -&gt; Parser String</text:p>
      <text:p text:style-name="P18"><text:tab/>string "" = produce ""</text:p>
      <text:p text:style-name="P13"><text:span text:style-name="T127"><text:tab/>string(x:xs) = char x &gt;&gt;= \</text:span><text:span text:style-name="T128">x'</text:span><text:span text:style-name="T127"> -&gt;</text:span></text:p>
      <text:p text:style-name="P13"><text:span text:style-name="T127"><text:tab/> <text:s text:c="14"/>string xs &gt;&gt;= \</text:span><text:span text:style-name="T128">xs</text:span><text:span text:style-name="T127">' -&gt;</text:span></text:p>
      <text:p text:style-name="P18"><text:s text:c="5"/><text:tab/><text:tab/> <text:s text:c="9"/>produce (x:xs)</text:p>
      <text:p text:style-name="P85">This parser takes a string parameter <text:span text:style-name="T177">denoted by a header character and a tail of characters. The function </text:span><text:span text:style-name="T189">char</text:span><text:span text:style-name="T177"> is then called with the header and if successful, using bind, </text:span><text:span text:style-name="T189">string</text:span><text:span text:style-name="T177"> is called by itself on the rest of the string input. Once the input string has been fully checked successfully, </text:span><text:span text:style-name="T189">string</text:span><text:span text:style-name="T177"> will be called with an empty string ending the recursion and the target will be produced along with the unconsumed string. If the input string fails at any point during matching then it returns failure. </text:span></text:p>
      <text:p text:style-name="P109">&gt;parse (string “hello”) “hello world” <text:s/>= <text:s/>Just [(“hello”,” world”)]</text:p>
      <text:p text:style-name="P80"/>
      <text:p text:style-name="P86"><text:span text:style-name="T163">I</text:span><text:span text:style-name="T157">n most programming languages, apart from </text:span><text:span text:style-name="T168">an</text:span><text:span text:style-name="T157"> initial space character to explicitly separate tokens, </text:span><text:soft-page-break/><text:span text:style-name="T157">whitespace is ignored when the code is compiled </text:span><text:span text:style-name="T164">and so must be ignored during parsing. </text:span><text:span text:style-name="T165">A parser can be made to deal with this whitespace:<text:line-break/><text:tab/></text:span><text:span text:style-name="T138">whitespace :: Parser ()</text:span></text:p>
      <text:p text:style-name="P100"><text:tab/>whitespace = many (oneOf " \t") *&gt; produce ()</text:p>
      <text:p text:style-name="P87"><text:span text:style-name="T109">whitespace</text:span> will parse zero or more space characters from the input stream and once <text:span text:style-name="T109">many</text:span> fails, will return <text:span text:style-name="T219">nothing,</text:span> <text:span text:style-name="T219">discarding the spaces from the input stream.</text:span></text:p>
      <text:p text:style-name="P87"/>
      <text:p text:style-name="P88">With this set of <text:span text:style-name="T220">functions</text:span> a token <text:span text:style-name="T220">combinator</text:span> can be made which uses them together to gather tokens from the input string. </text:p>
      <text:p text:style-name="P14"><text:tab/>tok :: String -&gt; Parser String</text:p>
      <text:p text:style-name="P14"><text:tab/>tok t = string t &lt;* whitespace</text:p>
      <text:p text:style-name="P89">This <text:span text:style-name="T220">function</text:span> will take in an input string and test it against the input stream which if successful, will also consume whitespace and return the parsed result. </text:p>
      <text:p text:style-name="P89"/>
      <text:p text:style-name="P42"><text:span text:style-name="T174">Tool</text:span> Parsers</text:p>
      <text:p text:style-name="P30">As well as a set of lexer <text:span text:style-name="T221">functions</text:span>, a set of <text:span text:style-name="T221">combinators</text:span> that can define various features <text:span text:style-name="T221">of</text:span> a BNF are needed. <text:span text:style-name="T222">Grammars represented in BNF use recursion when a non-terminal has a rule which is self calling. In EBNF, repetition of some expression is expressed by containing it in curly-braces which denotes that expression can be repeated zero or more times. In order to capture this inside a parser library two functions are created; 'many' denoting zero or more repetitions and 'some' denoting one or more repetitions.</text:span></text:p>
      <text:p text:style-name="P21"><text:tab/>many :: Parser a -&gt; Parser [a]</text:p>
      <text:p text:style-name="P21"><text:tab/>many x = some x &lt;|&gt; produce []</text:p>
      <text:p text:style-name="P21"/>
      <text:p text:style-name="P21"><text:tab/>some :: Parser a -&gt; Parser [a]</text:p>
      <text:p text:style-name="P21"><text:tab/>some x = (:) &lt;$&gt; x &lt;*&gt; many x</text:p>
      <text:p text:style-name="P28">The many function will take in a parser which attempts to pass to the some function. If some fails then the produce parser is called because of the choice operator. The some function also receives a parser which is executed and concatenated with the rest of the results it has gathered so far and then many is called with that parser. This loop of many and some will keep repeating until some fails and many will call produce.</text:p>
      <text:p text:style-name="P81"/>
      <text:p text:style-name="P90">In BNF grammars, non-terminals are often defined by a long rule of <text:span text:style-name="T178">many terminals separated by the '|' symbol such as a non-terminal for all valid characters. When creating a parser for one of these types of non-terminals it is useful to have a tool which helps to find and match an input character with an element of a list of characters.</text:span></text:p>
      <text:p text:style-name="P15"><text:tab/>oneOf :: [Char] -&gt; Parser Char</text:p>
      <text:p text:style-name="P15"><text:tab/>oneOf cs = satisfy (\c -&gt; elem c cs)</text:p>
      <text:p text:style-name="P91">This parser oneOf will take a list of characters and uses the parser satisfy with the function elem to match the test the next character in the input string with one from the list.</text:p>
      <text:p text:style-name="P16"><text:tab/>noneOf :: [Char] -&gt; Parser Char</text:p>
      <text:p text:style-name="P16"><text:tab/>noneOf cs = satisfy (\c -&gt; not(elem c cs))</text:p>
      <text:p text:style-name="P92">This is simply the opposite of the oneOf parser to succeed when the character is not present in the list.</text:p>
      <text:p text:style-name="P93"/>
      <text:p text:style-name="P41">Creating the parser</text:p>
      <text:p text:style-name="P23">With<text:span text:style-name="T179"> the previous</text:span> tool<text:span text:style-name="T53">s defined</text:span> a grammar represented by a<text:span text:style-name="T27">n extended</text:span> BNF can now be converted into a Haskell program which parses a valid input string. <text:span text:style-name="T183">With the use of data constructors and the parser combinators defined, the code of the parser will be very readable and will closely resemble the BNF rules. </text:span>This is a simple grammar of a subset of Tiny BASIC programming language <text:span text:style-name="T223">which will be the target grammar for the parser. </text:span></text:p>
      <text:p text:style-name="P23"/>
      <text:p text:style-name="P123"><text:s text:c="4"/>Prog <text:span text:style-name="T180">=</text:span> <text:span text:style-name="T181">{</text:span>line<text:span text:style-name="T181">}</text:span></text:p>
      <text:p text:style-name="P116"><text:soft-page-break/><text:s text:c="4"/>line <text:tab/> <text:span text:style-name="T180">=</text:span> cmnd cr | <text:span text:style-name="T30">stmt cr | </text:span>number stmt cr</text:p>
      <text:p text:style-name="P116"><text:s text:c="4"/>cmnd <text:span text:style-name="T180">=</text:span> CLEAR | LIST | RUN</text:p>
      <text:p text:style-name="P116"><text:s text:c="4"/>stmt <text:span text:style-name="T180">=</text:span> PRINT args</text:p>
      <text:p text:style-name="P116"><text:s text:c="9"/>| IF expr rel expr THEN stmt</text:p>
      <text:p text:style-name="P116"><text:s text:c="9"/>| GOTO expr</text:p>
      <text:p text:style-name="P116"><text:s text:c="9"/>| INPUT vars</text:p>
      <text:p text:style-name="P116"><text:s text:c="9"/>| LET var '=' expr</text:p>
      <text:p text:style-name="P116"><text:s text:c="9"/>| GOSUB expr</text:p>
      <text:p text:style-name="P116"><text:s text:c="9"/>| RETURN</text:p>
      <text:p text:style-name="P116"><text:s text:c="9"/>| END</text:p>
      <text:p text:style-name="P116"><text:s text:c="4"/>args <text:span text:style-name="T180">=</text:span> ( string | expr ) <text:span text:style-name="T181">{</text:span>',' ( string | expr )<text:span text:style-name="T181">}</text:span></text:p>
      <text:p text:style-name="P116"><text:s text:c="4"/>vars <text:span text:style-name="T180">=</text:span> var <text:span text:style-name="T181">{</text:span>',' var<text:span text:style-name="T181">}</text:span></text:p>
      <text:p text:style-name="P116"><text:s text:c="4"/>expr <text:span text:style-name="T180">=</text:span> ['+'|'-'] term <text:span text:style-name="T181">{</text:span>('+'|'-') term<text:span text:style-name="T181">}</text:span></text:p>
      <text:p text:style-name="P116"><text:s text:c="4"/>term <text:span text:style-name="T180">=</text:span> fact <text:span text:style-name="T181">{</text:span>('*'|'/') fact<text:span text:style-name="T181">}</text:span></text:p>
      <text:p text:style-name="P116"><text:s text:c="4"/>fact <text:span text:style-name="T180">=</text:span> var | number | '(' expr ')'</text:p>
      <text:p text:style-name="P116"><text:s text:c="4"/>var <text:span text:style-name="T180">=</text:span> 'A' | 'B' <text:s/>| ... | 'Z'</text:p>
      <text:p text:style-name="P116"><text:s text:c="4"/>number <text:span text:style-name="T180">=</text:span> digit <text:span text:style-name="T181">{</text:span>digit<text:span text:style-name="T181">}</text:span></text:p>
      <text:p text:style-name="P116"><text:s text:c="4"/>digit <text:span text:style-name="T180">=</text:span> '0' | '1' | ... | '9'</text:p>
      <text:p text:style-name="P116"><text:s text:c="4"/>rel <text:span text:style-name="T180">=</text:span> '&lt;' [ '&gt;' | '=' ] | '&gt;' [ '&lt;' | '=' ] | '='</text:p>
      <text:p text:style-name="P116"><text:s text:c="4"/>string <text:span text:style-name="T180">=</text:span> '"' <text:span text:style-name="T181">{</text:span>achar<text:span text:style-name="T181">}</text:span> '"'</text:p>
      <text:p text:style-name="P116"><text:s text:c="4"/>achar <text:span text:style-name="T180">=</text:span> any character except '"' or '\n' or '\r'</text:p>
      <text:p text:style-name="P23"/>
      <text:p text:style-name="P94">When developing a parser it is beneficial to begin to build the library with the terminals of the grammar <text:span text:style-name="T182">as this makes testing easier as the program is being written. Firstly a character of the grammar needs a parser. </text:span></text:p>
      <text:p text:style-name="P3"><text:tab/>achar :: Parser Char</text:p>
      <text:p text:style-name="P4"><text:tab/>achar = noneOf("\"\n\r");</text:p>
      <text:p text:style-name="P95">And a parser for string <text:span text:style-name="T184">which is defined as</text:span> zero or more characters <text:span text:style-name="T185">inside</text:span> quotations.</text:p>
      <text:p text:style-name="P17"><text:tab/>str :: Parser String</text:p>
      <text:p text:style-name="P17"><text:tab/>str = tok "\"" *&gt; many achar &lt;* tok "\""</text:p>
      <text:p text:style-name="P31">Numbers are defined as a <text:span text:style-name="T109">digit</text:span> followed by zero or more digits.</text:p>
      <text:p text:style-name="P117"><text:tab/>digit :: Parser Char</text:p>
      <text:p text:style-name="P117"><text:tab/>digit = oneOf ['0' .. '9'] &lt;* whitespace</text:p>
      <text:p text:style-name="P117"/>
      <text:p text:style-name="P117"><text:tab/>number :: Parser Int</text:p>
      <text:p text:style-name="P117"><text:tab/>number = ((some digit) &gt;&gt;= return . read) &lt;* whitespace</text:p>
      <text:p text:style-name="P126">The parser for number uses <text:span text:style-name="T187">return . read</text:span> which convert<text:span text:style-name="T191">s</text:span> the string representing the number to an integer type. Whitesapce is also removed from the right of the input stream.</text:p>
      <text:p text:style-name="P127"><text:s/><text:span text:style-name="T192">The </text:span><text:span text:style-name="T190">rel</text:span><text:span text:style-name="T192"> non-terminal can be simply expressed by a new data type which has a set of symbols for possible values and a parser to return the correct symbol according to the input stream. </text:span></text:p>
      <text:p text:style-name="P127"/>
      <text:p text:style-name="P118"><text:tab/>data Rel <text:s text:c="4"/>= <text:s/>(:&lt;:) | (:&lt;=:) | (:&lt;&gt;:) | (:=:) | (:&gt;:) | (:&gt;=:)</text:p>
      <text:p text:style-name="P118"><text:tab/>rel :: Parser Rel</text:p>
      <text:p text:style-name="P118"><text:tab/>rel = ((:&lt;&gt;:) <text:s/>&lt;$ tok "&lt;&gt;")</text:p>
      <text:p text:style-name="P118"><text:tab/> <text:s/>&lt;|&gt; ((:&lt;&gt;:) <text:s/>&lt;$ tok "&gt;&lt;")</text:p>
      <text:p text:style-name="P118"><text:tab/> <text:s/>&lt;|&gt; ((:=:) <text:s text:c="2"/>&lt;$ tok "=")</text:p>
      <text:p text:style-name="P118"><text:tab/> <text:s/>&lt;|&gt; ((:&lt;=:) <text:s/>&lt;$ tok "&lt;=")</text:p>
      <text:p text:style-name="P118"><text:tab/> <text:s/>&lt;|&gt; ((:&lt;:) <text:s text:c="2"/>&lt;$ tok "&lt;")</text:p>
      <text:p text:style-name="P118"><text:tab/> <text:s/>&lt;|&gt; ((:&gt;=:) <text:s/>&lt;$ tok "&gt;=")</text:p>
      <text:p text:style-name="P118"><text:tab/> <text:s/>&lt;|&gt; ((:&gt;:) <text:s text:c="2"/>&lt;$ tok "&gt;")</text:p>
      <text:p text:style-name="P118"/>
      <text:p text:style-name="P32">This method of implement<text:span text:style-name="T193">ing</text:span> each parser for <text:span text:style-name="T193">each</text:span> grammar <text:span text:style-name="T193">rule</text:span> and <text:span text:style-name="T193">creating a new</text:span> data type <text:span text:style-name="T193">for</text:span> non-terminals can be continued <text:span text:style-name="T193">throughout the entire grammar. This is code for the grammar and parsers of the this language.</text:span></text:p>
      <text:section text:style-name="Sect1" text:name="dfsdfd">
        <text:p text:style-name="P124">data Prog <text:s/>= <text:s/>Prog [Line]</text:p>
        <text:p text:style-name="P124">data Line <text:s/>= <text:s/>Cmnd Cmnd | Stmt Stmt | Line Int Stmt</text:p>
        <text:p text:style-name="P124">data Cmnd <text:s/>= <text:s/>CLEAR | LIST | RUN</text:p>
        <text:p text:style-name="P124">data Stmt <text:s/>= <text:s/>PRINT Args</text:p>
        <text:p text:style-name="P124"><text:s text:c="11"/>| <text:s/>IF Expr Rel Expr Stmt</text:p>
        <text:p text:style-name="P124"><text:soft-page-break/><text:s text:c="11"/>| <text:s/>GOTO Expr</text:p>
        <text:p text:style-name="P124"><text:s text:c="11"/>| <text:s/>INPUT [Ident]</text:p>
        <text:p text:style-name="P124"><text:s text:c="11"/>| <text:s/>LET Ident Expr</text:p>
        <text:p text:style-name="P124"><text:s text:c="11"/>| <text:s/>GOSUB Expr</text:p>
        <text:p text:style-name="P124"><text:s text:c="11"/>| <text:s/>RETURN</text:p>
        <text:p text:style-name="P124"><text:s text:c="11"/>| <text:s/>END</text:p>
        <text:p text:style-name="P124">type Args <text:s text:c="3"/>= <text:s/>[Either String Expr]</text:p>
        <text:p text:style-name="P124">data Parity <text:s/>= <text:s/>POS | NEG</text:p>
        <text:p text:style-name="P124">data Expr <text:s text:c="3"/>= <text:s/>Expr Parity Term [Exprs]</text:p>
        <text:p text:style-name="P124">data Exprs <text:s text:c="2"/>= <text:s/>(:+:) Term | (:-:) Term</text:p>
        <text:p text:style-name="P124">data Term <text:s text:c="3"/>= <text:s/>Term Fact [Terms]</text:p>
        <text:p text:style-name="P124">data Terms <text:s text:c="2"/>= <text:s/>(:*:) Fact | (:/:) Fact</text:p>
        <text:p text:style-name="P124">data Fact <text:s text:c="3"/>= <text:s/>Var Ident | Number Int | Parens Expr</text:p>
        <text:p text:style-name="P124">data Rel <text:s text:c="4"/>= <text:s/>(:&lt;:) | (:&lt;=:) | (:&lt;&gt;:) | (:=:) | (:&gt;:) | (:&gt;=:)</text:p>
        <text:p text:style-name="P124">type Ident <text:s text:c="2"/>= <text:s/>Char</text:p>
        <text:p text:style-name="P124"/>
        <text:p text:style-name="P124">achar :: Parser Char</text:p>
        <text:p text:style-name="P124">achar = noneOf("\"\n\r.")</text:p>
        <text:p text:style-name="P124"/>
        <text:p text:style-name="P124">str :: Parser String</text:p>
        <text:p text:style-name="P124">str = tok "\"" *&gt; many achar &lt;* tok "\""</text:p>
        <text:p text:style-name="P124"/>
        <text:p text:style-name="P124"/>
        <text:p text:style-name="P124">digit :: Parser Char</text:p>
        <text:p text:style-name="P124">digit = oneOf ['0' .. '9'] &lt;* whitespace</text:p>
        <text:p text:style-name="P124"/>
        <text:p text:style-name="P124">number :: Parser Int</text:p>
        <text:p text:style-name="P124">number = ((some digit) &gt;&gt;= return . read) &lt;* whitespace</text:p>
        <text:p text:style-name="P124"/>
        <text:p text:style-name="P124">rel :: Parser Rel</text:p>
        <text:p text:style-name="P124">rel = ((:&lt;&gt;:) <text:s/>&lt;$ tok "&lt;&gt;")</text:p>
        <text:p text:style-name="P124"><text:s text:c="2"/>&lt;|&gt; ((:&lt;&gt;:) <text:s/>&lt;$ tok "&gt;&lt;")</text:p>
        <text:p text:style-name="P124"><text:s text:c="2"/>&lt;|&gt; ((:=:) <text:s text:c="2"/>&lt;$ tok "=")</text:p>
        <text:p text:style-name="P124"><text:s text:c="2"/>&lt;|&gt; ((:&lt;=:) <text:s/>&lt;$ tok "&lt;=")</text:p>
        <text:p text:style-name="P124"><text:s text:c="2"/>&lt;|&gt; ((:&lt;:) <text:s text:c="2"/>&lt;$ tok "&lt;")</text:p>
        <text:p text:style-name="P124"><text:s text:c="2"/>&lt;|&gt; ((:&gt;=:) <text:s/>&lt;$ tok "&gt;=")</text:p>
        <text:p text:style-name="P124"><text:s text:c="2"/>&lt;|&gt; ((:&gt;:) <text:s text:c="2"/>&lt;$ tok "&gt;")</text:p>
        <text:p text:style-name="P124"/>
        <text:p text:style-name="P124">var :: Parser Ident</text:p>
        <text:p text:style-name="P124">var = oneOf ['A' .. 'Z'] &lt;* whitespace</text:p>
        <text:p text:style-name="P124"/>
        <text:p text:style-name="P124">fact :: Parser Fact</text:p>
        <text:p text:style-name="P124">fact = (Var &lt;$&gt; var)</text:p>
        <text:p text:style-name="P124"><text:s text:c="2"/>&lt;|&gt; (Number &lt;$&gt; number)</text:p>
        <text:p text:style-name="P124"><text:s text:c="2"/>&lt;|&gt; (Parens &lt;$ tok "(" &lt;*&gt; expr &lt;* tok ")")</text:p>
        <text:p text:style-name="P124"/>
        <text:p text:style-name="P124">expr :: Parser Expr</text:p>
        <text:p text:style-name="P124">expr = Expr &lt;$&gt; ((POS &lt;$ tok "+") &lt;|&gt; (NEG &lt;$ tok "-") &lt;|&gt; pure POS)</text:p>
        <text:p text:style-name="P124"><text:s text:c="2"/>&lt;*&gt; term &lt;*&gt; many exprs</text:p>
        <text:p text:style-name="P124"/>
        <text:p text:style-name="P124">exprs :: Parser Exprs</text:p>
        <text:p text:style-name="P124">exprs = ((:+:) &lt;$ tok "+" &lt;*&gt; term)</text:p>
        <text:p text:style-name="P124"><text:s text:c="4"/>&lt;|&gt; ((:-:) &lt;$ tok "-" &lt;*&gt; term)</text:p>
        <text:p text:style-name="P124"/>
        <text:p text:style-name="P124">term :: Parser Term</text:p>
        <text:p text:style-name="P124">term = Term &lt;$&gt; fact &lt;*&gt; many terms</text:p>
        <text:p text:style-name="P124"/>
        <text:p text:style-name="P124">terms :: Parser Terms</text:p>
        <text:p text:style-name="P124">terms = ((:*:) &lt;$ tok "*" &lt;*&gt; fact)</text:p>
        <text:p text:style-name="P124"><text:s text:c="2"/>&lt;|&gt; ((:/:) &lt;$ tok "/" &lt;*&gt; fact)</text:p>
        <text:p text:style-name="P124"/>
        <text:p text:style-name="P124"/>
        <text:p text:style-name="P124">vars :: Parser [Ident]</text:p>
        <text:p text:style-name="P124">vars = sepBy1 var (tok ",")</text:p>
        <text:p text:style-name="P124"/>
        <text:p text:style-name="P124">args :: Parser Args</text:p>
        <text:p text:style-name="P124">args = sepBy1 ((Left &lt;$&gt; str) &lt;|&gt; (Right &lt;$&gt; expr)) (tok ",")</text:p>
        <text:p text:style-name="P124"/>
        <text:p text:style-name="P124">stmt :: Parser Stmt</text:p>
        <text:p text:style-name="P124">stmt = (PRINT <text:s text:c="2"/>&lt;$ tok "PRINT" &lt;*&gt; args)</text:p>
        <text:p text:style-name="P124"><text:s text:c="3"/>&lt;|&gt; (IF <text:s text:c="5"/>&lt;$ tok "IF" &lt;*&gt; expr &lt;*&gt; rel &lt;*&gt; expr &lt;* tok "THEN" &lt;*&gt; stmt)</text:p>
        <text:p text:style-name="P124"><text:s text:c="3"/>&lt;|&gt; (GOTO <text:s text:c="3"/>&lt;$ tok "GOTO" &lt;*&gt; expr)</text:p>
        <text:p text:style-name="P124"><text:s text:c="3"/>&lt;|&gt; (INPUT <text:s text:c="2"/>&lt;$ tok "INPUT" &lt;*&gt; vars)</text:p>
        <text:p text:style-name="P124"><text:s text:c="3"/>&lt;|&gt; (LET <text:s text:c="4"/>&lt;$ tok "LET" &lt;*&gt; var &lt;* tok "=" &lt;*&gt; expr)</text:p>
        <text:p text:style-name="P124"><text:s text:c="3"/>&lt;|&gt; (GOSUB <text:s text:c="2"/>&lt;$ tok "GOSUB" &lt;*&gt; expr)</text:p>
        <text:p text:style-name="P124"><text:s text:c="3"/>&lt;|&gt; (RETURN <text:s/>&lt;$ tok "RETURN")</text:p>
        <text:p text:style-name="P124"><text:s text:c="3"/>&lt;|&gt; (END <text:s text:c="4"/>&lt;$ tok "END")</text:p>
        <text:p text:style-name="P124"/>
        <text:p text:style-name="P124">cr :: Parser [Char]</text:p>
        <text:p text:style-name="P124">cr = many (oneOf "\r\n")</text:p>
        <text:p text:style-name="P124"/>
        <text:p text:style-name="P124"/>
        <text:p text:style-name="P124">cmnd :: Parser Cmnd</text:p>
        <text:p text:style-name="P124">cmnd = (CLEAR <text:s/>&lt;$ tok "CLEAR") &lt;|&gt; (LIST &lt;$ tok "LIST") &lt;|&gt; (RUN &lt;$ tok "RUN")</text:p>
        <text:p text:style-name="P124"/>
        <text:p text:style-name="P124">line :: Parser Line</text:p>
        <text:p text:style-name="P124">line = (Cmnd <text:s/>&lt;$&gt; cmnd &lt;* cr) &lt;|&gt; (Stmt <text:s/>&lt;$&gt; stmt &lt;* cr) &lt;|&gt; (Line <text:s/>&lt;$&gt; number &lt;*&gt; stmt &lt;* cr)</text:p>
        <text:p text:style-name="P124"/>
        <text:p text:style-name="P124">prog :: Parser Prog</text:p>
        <text:p text:style-name="P125">prog = Prog &lt;$&gt; many line</text:p>
        <text:p text:style-name="P125"/>
      </text:section>
      <text:p text:style-name="P33"/>
      <text:p text:style-name="P33">To fully test the parser on some input stream the console cannot be used as input as the <text:span text:style-name="T194">grammar</text:span> of the language involves carriage returns <text:span text:style-name="T195">and so will read from a file instead. First a new function is defined which wraps over the current top parsing function so that it can return the result or an error if parsing of the input stream fails completely. </text:span></text:p>
      <text:p text:style-name="P119"><text:tab/><text:span text:style-name="T196">runParser :: Parser a -&gt; String -&gt; a</text:span></text:p>
      <text:p text:style-name="P121"><text:tab/><text:tab/>runParser m s =</text:p>
      <text:p text:style-name="P121"><text:s/><text:tab/><text:tab/> case parse m s of</text:p>
      <text:p text:style-name="P121"><text:s/><text:tab/><text:tab/> <text:tab/>Just [(res, [])] -&gt; res</text:p>
      <text:p text:style-name="P121"><text:s text:c="3"/><text:tab/><text:tab/><text:tab/>Just [(_, rs)] <text:s text:c="2"/>-&gt; error rs</text:p>
      <text:p text:style-name="P121"><text:s text:c="4"/><text:tab/><text:tab/><text:tab/>_ <text:s text:c="4"/>-&gt; error "Parser error."</text:p>
      <text:p text:style-name="P121"/>
      <text:p text:style-name="P34">Now this function can be used in a parse file function that reads an input stream from file. </text:p>
      <text:p text:style-name="P120"><text:tab/>parseFile :: FilePath -&gt; IO ()</text:p>
      <text:p text:style-name="P120"><text:tab/>parseFile filePath = do</text:p>
      <text:p text:style-name="P120"><text:tab/> <text:s/>file &lt;- readFile filePath</text:p>
      <text:p text:style-name="P120"><text:soft-page-break/><text:tab/> <text:s/>putStrLn (show(runParser prog file))</text:p>
      <text:p text:style-name="P122"/>
      <text:p text:style-name="P128">Calling parseFile with the following text;</text:p>
      <text:p text:style-name="P122">40 LET N = (100)</text:p>
      <text:p text:style-name="P122">50 PRINT "GUESS A NUMBER?"</text:p>
      <text:p text:style-name="P122">60 INPUT G</text:p>
      <text:p text:style-name="P122">70 LET C = C+1</text:p>
      <text:p text:style-name="P122">80 IF G=N THEN GOTO 110</text:p>
      <text:p text:style-name="P122">90 IF G&gt;N THEN PRINT "LOWER"</text:p>
      <text:p text:style-name="P122">100 IF G&lt;N THEN PRINT "HIGHER"</text:p>
      <text:p text:style-name="P122">110 GOTO 50</text:p>
      <text:p text:style-name="P122">120 PRINT "YOU GUESSED IT IN", C, " TRIES!"</text:p>
      <text:p text:style-name="P122">END</text:p>
      <text:p text:style-name="P129">Outputs;</text:p>
      <text:p text:style-name="P130"><text:span text:style-name="T197">&gt; parsefile “test.tiny”</text:span></text:p>
      <text:p text:style-name="P130">Prog [Line 40 (LET 'N' (Expr POS (Term (Parens (Expr POS (Term (Number 100) []) [])) []) [])),Line 50 (PRINT [Left "GUESS A NUMBER?"]),Line 60 (INPUT "G"),Line 70 (LET 'C' (Expr POS (Term (Var 'C') []) [(:+:) (Term (Number 1) [])])),Line 80 (IF (Expr POS (Term (Var 'G') []) []) (:=:) (Expr POS (Term (Var 'N') []) []) (GOTO (Expr POS (Term (Number 110) []) []))),Line 90 (IF (Expr POS (Term (Var 'G') []) []) (:&gt;:) (Expr POS (Term (Var 'N') []) []) (PRINT [Left "LOWER"])),Line 100 (IF (Expr POS (Term (Var 'G') []) []) (:&lt;:) (Expr POS (Term (Var 'N') []) []) (PRINT [Left "HIGHER"])),Line 110 (GOTO (Expr POS (Term (Number 50) []) [])),Line 120 (PRINT [Left "YOU GUESSED IT IN",Right (Expr POS (Term (Var 'C') []) []),Left "TRIES!"]),Stmt END]</text:p>
      <text:p text:style-name="P129">This input stream is properly parsed to the grammar defined in the BNF.</text:p>
      <text:p text:style-name="P129"/>
      <text:p text:style-name="P139"><text:span text:style-name="T226">Bibliography</text:span></text:p>
      <text:p text:style-name="P138"><text:span text:style-name="T225">About BNF notation</text:span> Available at: http://cuiwww.unige.ch/dbresearch/Enseignement/analyseinfo/AboutBNF.htm</text:p>
      <text:p text:style-name="P138"><text:span text:style-name="T225">Adit.io</text:span> (2013) 17 April. Available at: http://adit.io/posts/2013-04-17-functors,_applicatives,_and_monads_in_pictures.html</text:p>
      <text:p text:style-name="P138"><text:span text:style-name="T225">ALGOL 60</text:span> (2016) in <text:span text:style-name="T225">Wikipedia</text:span>. Available at: https://en.wikipedia.org/wiki/ALGOL_60</text:p>
      <text:p text:style-name="P138"><text:span text:style-name="T225">BNF notation for syntax</text:span> (no date) Available at: https://www.w3.org/Notation.html</text:p>
      <text:p text:style-name="P138"><text:span text:style-name="T225">Compiler design - lexical analysis</text:span> (2016) Available at: https://www.tutorialspoint.com/compiler_design/compiler_design_lexical_analysis.htm</text:p>
      <text:p text:style-name="P138"><text:span text:style-name="T225">Context-free grammar</text:span> (2016) in <text:span text:style-name="T225">Wikipedia</text:span>. Available at: https://en.wikipedia.org/wiki/Context-free_grammar</text:p>
      <text:p text:style-name="P138"><text:span text:style-name="T225">Context-free Grammars</text:span> (no date) Available at: https://www.cs.rochester.edu/~nelson/courses/csc_173/grammars/cfg.html</text:p>
      <text:p text:style-name="P138">Diehl, S. (2015) <text:span text:style-name="T225">Write you a Haskell building a modern functional compiler from first principles</text:span>. Available at: http://dev.stephendiehl.com/fun/WYAH.pdf</text:p>
      <text:p text:style-name="P138"><text:span text:style-name="T225">Formal language</text:span> (2016) in <text:span text:style-name="T225">Wikipedia</text:span>. Available at: https://en.wikipedia.org/wiki/Formal_language</text:p>
      <text:p text:style-name="P138"><text:span text:style-name="T225">Functors, Applicative Functors and Monoids - learn you a Haskell for great good!</text:span> Available at: http://learnyouahaskell.com/functors-applicative-functors-and-monoids</text:p>
      <text:p text:style-name="P138"><text:span text:style-name="T225">Haskell/Applicative functors - Wikibooks, open books for an open world</text:span> Available at: https://en.wikibooks.org/wiki/Haskell/Applicative_functors</text:p>
      <text:p text:style-name="P138">Hutton, G. and Meijer, E. <text:s/><text:span text:style-name="T225">Under consideration for publication in J. Functional programming Monadic parsing in Haskell</text:span>. Available at: http://www.cs.nott.ac.uk/~pszgmh/pearl.pdf</text:p>
      <text:p text:style-name="P138"><text:span text:style-name="T225">Monad - HaskellWiki</text:span> Available at: https://wiki.haskell.org/Monad</text:p>
      <text:p text:style-name="P138">Pythux (2016) <text:span text:style-name="T225">What’s in a parser combinator?</text:span> Available at: http://remusao.github.io/whats-in-a-parser-combinator.htm</text:p>
      <text:p text:style-name="P138">Swierstra, D.S. (2009) ‘Combinator parsing: A short Tutorial’, in <text:span text:style-name="T225">Language Engineering and Rigorous Software Development</text:span>. Springer Nature, pp. 252–300.</text:p>
      <text:p text:style-name="P138">Available at: https://hackage.haskell.org/package/base-4.9.0.0/docs/src/GHC.Base.html</text:p>
      <text:p text:style-name="P137"/>
      <text:section text:style-name="Sect1" text:name="Code">
        <text:h text:style-name="P143" text:outline-level="1">Apendix</text:h>
        <text:p text:style-name="P140"><text:span text:style-name="T57">Source </text:span><text:span text:style-name="T217">code</text:span><text:span text:style-name="T57"> of Haskell program.</text:span></text:p>
        <text:p text:style-name="P142">{-<text:span text:style-name="T224"># LANGUAGE StandaloneDeriving #-}</text:span></text:p>
        <text:p text:style-name="P141">parseFile :: FilePath -&gt; IO ()</text:p>
        <text:p text:style-name="P141">parseFile filePath = do</text:p>
        <text:p text:style-name="P141"><text:s text:c="2"/>file &lt;- readFile filePath</text:p>
        <text:p text:style-name="P141"><text:s text:c="2"/>putStrLn (show(runParser prog file))</text:p>
        <text:p text:style-name="P141">runParser :: Parser a -&gt; String -&gt; a</text:p>
        <text:p text:style-name="P141">runParser m s =</text:p>
        <text:p text:style-name="P141"><text:s text:c="2"/>case parse m s of</text:p>
        <text:p text:style-name="P141"><text:s text:c="4"/>Just [(res, [])] -&gt; res</text:p>
        <text:p text:style-name="P141"><text:s text:c="4"/>Just [(_, rs)] <text:s text:c="2"/>-&gt; error rs</text:p>
        <text:p text:style-name="P141"><text:s text:c="4"/>_ <text:s text:c="10"/>-&gt; error "Parser error."</text:p>
        <text:p text:style-name="P141">newtype Parser a = Parser (String -&gt; Maybe [(a, String)])</text:p>
        <text:p text:style-name="P141">produce :: a -&gt; Parser a</text:p>
        <text:p text:style-name="P141">produce x = Parser (\ts -&gt; Just [(x, ts)])</text:p>
        <text:p text:style-name="P141">parse :: Parser a -&gt; (String -&gt; Maybe [(a, String)])</text:p>
        <text:p text:style-name="P141">parse (Parser p) = p</text:p>
        <text:p text:style-name="P141">failure :: Parser a</text:p>
        <text:p text:style-name="P141">failure = Parser (\ts -&gt; Nothing)</text:p>
        <text:p text:style-name="P141">item :: Parser Char</text:p>
        <text:p text:style-name="P141">item = Parser (\ts -&gt; case ts of</text:p>
        <text:p text:style-name="P141"><text:s text:c="2"/>[] -&gt; Nothing</text:p>
        <text:p text:style-name="P141"><text:s text:c="2"/>(x:xs) -&gt; Just [(x,xs)])</text:p>
        <text:p text:style-name="P141">instance Functor Parser where</text:p>
        <text:p text:style-name="P141"><text:s text:c="2"/>fmap f p = Parser (\ts -&gt; case parse p ts of</text:p>
        <text:p text:style-name="P141"><text:s text:c="4"/>Nothing -&gt; Nothing</text:p>
        <text:p text:style-name="P141"><text:s text:c="4"/>Just [(x, ts')] -&gt; Just [((f x), ts')])</text:p>
        <text:p text:style-name="P141">instance Applicative Parser where</text:p>
        <text:p text:style-name="P141"><text:s text:c="2"/>pure a = Parser (\ts -&gt; Just [(a, ts)])</text:p>
        <text:p text:style-name="P141"><text:s text:c="2"/>p &lt;*&gt; q = Parser (\ts -&gt; do</text:p>
        <text:p text:style-name="P141"><text:s text:c="10"/>[(f,ts')] &lt;- parse p ts</text:p>
        <text:p text:style-name="P141"><text:s text:c="10"/>[(x,ts'')] &lt;- parse q ts'</text:p>
        <text:p text:style-name="P141"><text:s text:c="10"/>Just [(f x, ts'')])</text:p>
        <text:p text:style-name="P141">instance Monad Parser where</text:p>
        <text:p text:style-name="P141"><text:s text:c="2"/>p &gt;&gt;= f = Parser (\ts -&gt; case parse p ts of</text:p>
        <text:p text:style-name="P141"><text:s text:c="8"/>Nothing -&gt; Nothing</text:p>
        <text:p text:style-name="P141"><text:s text:c="8"/>Just [(x,ts')] -&gt; parse (f x) ts')</text:p>
        <text:p text:style-name="P141">class Applicative f =&gt; Choice f where</text:p>
        <text:p text:style-name="P141"><text:s text:c="2"/>empty :: f a</text:p>
        <text:p text:style-name="P141"><text:s text:c="2"/>(&lt;|&gt;) :: f a -&gt; f a -&gt; f a</text:p>
        <text:p text:style-name="P141">instance Choice Parser where</text:p>
        <text:p text:style-name="P141"><text:s text:c="2"/>empty = failure</text:p>
        <text:p text:style-name="P141"><text:s text:c="2"/>px &lt;|&gt; py = Parser (\ts -&gt; case parse px ts of</text:p>
        <text:p text:style-name="P141"><text:s text:c="10"/>Nothing -&gt; parse py ts</text:p>
        <text:p text:style-name="P141"><text:s text:c="10"/>xs -&gt; xs)</text:p>
        <text:p text:style-name="P141">many :: Parser a -&gt; Parser [a]</text:p>
        <text:p text:style-name="P141">many x = some x &lt;|&gt; produce []</text:p>
        <text:p text:style-name="P141">some :: Parser a -&gt; Parser [a]</text:p>
        <text:p text:style-name="P141">some x = (:) &lt;$&gt; x &lt;*&gt; many x</text:p>
        <text:p text:style-name="P141">satisfy :: (Char -&gt; Bool) -&gt; Parser Char</text:p>
        <text:p text:style-name="P141">satisfy p = item &gt;&gt;= \x -&gt;</text:p>
        <text:p text:style-name="P141"><text:s text:c="8"/>if p x then produce x else failure</text:p>
        <text:p text:style-name="P141">oneOf :: [Char] -&gt; Parser Char</text:p>
        <text:p text:style-name="P141">oneOf cs = satisfy (\c -&gt; elem c cs)</text:p>
        <text:p text:style-name="P141">noneOf :: [Char] -&gt; Parser Char</text:p>
        <text:p text:style-name="P141">noneOf cs = satisfy (\c -&gt; not(elem c cs))</text:p>
        <text:p text:style-name="P141">sepBy1 :: Parser a -&gt; Parser s -&gt; Parser [a]</text:p>
        <text:p text:style-name="P141">sepBy1 p x = (:) &lt;$&gt; p &lt;*&gt; many (x *&gt; p)</text:p>
        <text:p text:style-name="P141">char :: Char -&gt; Parser Char</text:p>
        <text:p text:style-name="P141">char x = satisfy (x ==)</text:p>
        <text:p text:style-name="P141">string :: String -&gt; Parser String</text:p>
        <text:p text:style-name="P141">string "" = produce ""</text:p>
        <text:p text:style-name="P141">string(x:xs) = char x &gt;&gt;= \x' -&gt;</text:p>
        <text:p text:style-name="P141"><text:s text:c="15"/>string xs &gt;&gt;= \xs' -&gt;</text:p>
        <text:p text:style-name="P141"><text:s text:c="15"/>produce (x:xs)</text:p>
        <text:p text:style-name="P141">whitespace :: Parser ()</text:p>
        <text:p text:style-name="P141">whitespace = many (oneOf " \t") *&gt; produce ()</text:p>
        <text:p text:style-name="P141">tok :: String -&gt; Parser String</text:p>
        <text:p text:style-name="P141">tok t = string t &lt;* whitespace</text:p>
        <text:p text:style-name="P141"><text:soft-page-break/>data Prog <text:s/>= <text:s/>Prog [Line]</text:p>
        <text:p text:style-name="P141">data Line <text:s/>= <text:s/>Cmnd Cmnd | Stmt Stmt | Line Int Stmt</text:p>
        <text:p text:style-name="P141">data Cmnd <text:s/>= <text:s/>CLEAR | LIST | RUN</text:p>
        <text:p text:style-name="P141">data Stmt <text:s/>= <text:s/>PRINT Args</text:p>
        <text:p text:style-name="P141"><text:s text:c="11"/>| <text:s/>IF Expr Rel Expr Stmt</text:p>
        <text:p text:style-name="P141"><text:s text:c="11"/>| <text:s/>GOTO Expr</text:p>
        <text:p text:style-name="P141"><text:s text:c="11"/>| <text:s/>INPUT [Ident]</text:p>
        <text:p text:style-name="P141"><text:s text:c="11"/>| <text:s/>LET Ident Expr</text:p>
        <text:p text:style-name="P141"><text:s text:c="11"/>| <text:s/>GOSUB Expr</text:p>
        <text:p text:style-name="P141"><text:s text:c="11"/>| <text:s/>RETURN</text:p>
        <text:p text:style-name="P141"><text:s text:c="11"/>| <text:s/>END</text:p>
        <text:p text:style-name="P141">type Args <text:s text:c="3"/>= <text:s/>[Either String Expr]</text:p>
        <text:p text:style-name="P141">data Parity <text:s/>= <text:s/>POS | NEG</text:p>
        <text:p text:style-name="P141">data Expr <text:s text:c="3"/>= <text:s/>Expr Parity Term [Exprs]</text:p>
        <text:p text:style-name="P141">data Exprs <text:s text:c="2"/>= <text:s/>(:+:) Term | (:-:) Term</text:p>
        <text:p text:style-name="P141">data Term <text:s text:c="3"/>= <text:s/>Term Fact [Terms]</text:p>
        <text:p text:style-name="P141">data Terms <text:s text:c="2"/>= <text:s/>(:*:) Fact | (:/:) Fact</text:p>
        <text:p text:style-name="P141">data Fact <text:s text:c="3"/>= <text:s/>Var Ident | Number Int | Parens Expr</text:p>
        <text:p text:style-name="P141">data Rel <text:s text:c="4"/>= <text:s/>(:&lt;:) | (:&lt;=:) | (:&lt;&gt;:) | (:=:) | (:&gt;:) | (:&gt;=:)</text:p>
        <text:p text:style-name="P141">type Ident <text:s text:c="2"/>= <text:s/>Char</text:p>
        <text:p text:style-name="P141">achar :: Parser Char</text:p>
        <text:p text:style-name="P141">achar = noneOf("\"\n\r.")</text:p>
        <text:p text:style-name="P141">str :: Parser String</text:p>
        <text:p text:style-name="P141">str = tok "\"" *&gt; many achar &lt;* tok "\""</text:p>
        <text:p text:style-name="P141">digit :: Parser Char</text:p>
        <text:p text:style-name="P141">digit = oneOf ['0' .. '9'] &lt;* whitespace</text:p>
        <text:p text:style-name="P141">number :: Parser Int</text:p>
        <text:p text:style-name="P141">number = ((some digit) &gt;&gt;= return . read) &lt;* whitespace</text:p>
        <text:p text:style-name="P141">rel :: Parser Rel</text:p>
        <text:p text:style-name="P141">rel = ((:&lt;&gt;:) <text:s/>&lt;$ tok "&lt;&gt;")</text:p>
        <text:p text:style-name="P141"><text:s text:c="2"/>&lt;|&gt; ((:&lt;&gt;:) <text:s/>&lt;$ tok "&gt;&lt;")</text:p>
        <text:p text:style-name="P141"><text:s text:c="2"/>&lt;|&gt; ((:=:) <text:s text:c="2"/>&lt;$ tok "=")</text:p>
        <text:p text:style-name="P141"><text:s text:c="2"/>&lt;|&gt; ((:&lt;=:) <text:s/>&lt;$ tok "&lt;=")</text:p>
        <text:p text:style-name="P141"><text:s text:c="2"/>&lt;|&gt; ((:&lt;:) <text:s text:c="2"/>&lt;$ tok "&lt;")</text:p>
        <text:p text:style-name="P141"><text:s text:c="2"/>&lt;|&gt; ((:&gt;=:) <text:s/>&lt;$ tok "&gt;=")</text:p>
        <text:p text:style-name="P141"><text:s text:c="2"/>&lt;|&gt; ((:&gt;:) <text:s text:c="2"/>&lt;$ tok "&gt;")</text:p>
        <text:p text:style-name="P141">var :: Parser Ident</text:p>
        <text:p text:style-name="P141">var = oneOf ['A' .. 'Z'] &lt;* whitespace</text:p>
        <text:p text:style-name="P141">fact :: Parser Fact</text:p>
        <text:p text:style-name="P141">fact = (Var &lt;$&gt; var)</text:p>
        <text:p text:style-name="P141"><text:s text:c="2"/>&lt;|&gt; (Number &lt;$&gt; number)</text:p>
        <text:p text:style-name="P141"><text:s text:c="2"/>&lt;|&gt; (Parens &lt;$ tok "(" &lt;*&gt; expr &lt;* tok ")")</text:p>
        <text:p text:style-name="P141">expr :: Parser Expr</text:p>
        <text:p text:style-name="P141">expr = Expr &lt;$&gt; ((POS &lt;$ tok "+") &lt;|&gt; (NEG &lt;$ tok "-") &lt;|&gt; pure POS)</text:p>
        <text:p text:style-name="P141"><text:s text:c="2"/>&lt;*&gt; term &lt;*&gt; many exprs</text:p>
        <text:p text:style-name="P141">exprs :: Parser Exprs</text:p>
        <text:p text:style-name="P141">exprs = ((:+:) &lt;$ tok "+" &lt;*&gt; term)</text:p>
        <text:p text:style-name="P141"><text:s text:c="4"/>&lt;|&gt; ((:-:) &lt;$ tok "-" &lt;*&gt; term)</text:p>
        <text:p text:style-name="P141">term :: Parser Term</text:p>
        <text:p text:style-name="P141">term = Term &lt;$&gt; fact &lt;*&gt; many terms</text:p>
        <text:p text:style-name="P141">terms :: Parser Terms</text:p>
        <text:p text:style-name="P141">terms = ((:*:) &lt;$ tok "*" &lt;*&gt; fact)</text:p>
        <text:p text:style-name="P141"><text:s text:c="2"/>&lt;|&gt; ((:/:) &lt;$ tok "/" &lt;*&gt; fact)</text:p>
        <text:p text:style-name="P141">vars :: Parser [Ident]</text:p>
        <text:p text:style-name="P141">vars = sepBy1 var (tok ",")</text:p>
        <text:p text:style-name="P141">args :: Parser Args</text:p>
        <text:p text:style-name="P141">args = sepBy1 ((Left &lt;$&gt; str) &lt;|&gt; (Right &lt;$&gt; expr)) (tok ",")</text:p>
        <text:p text:style-name="P141">stmt :: Parser Stmt</text:p>
        <text:p text:style-name="P141">stmt = (PRINT <text:s text:c="2"/>&lt;$ tok "PRINT" &lt;*&gt; args)</text:p>
        <text:p text:style-name="P141"><text:s text:c="3"/>&lt;|&gt; (IF <text:s text:c="5"/>&lt;$ tok "IF" &lt;*&gt; expr &lt;*&gt; rel &lt;*&gt; expr &lt;* tok "THEN" &lt;*&gt; stmt)</text:p>
        <text:p text:style-name="P141"><text:s text:c="3"/>&lt;|&gt; (GOTO <text:s text:c="3"/>&lt;$ tok "GOTO" &lt;*&gt; expr)</text:p>
        <text:p text:style-name="P141"><text:s text:c="3"/>&lt;|&gt; (INPUT <text:s text:c="2"/>&lt;$ tok "INPUT" &lt;*&gt; vars)</text:p>
        <text:p text:style-name="P141"><text:s text:c="3"/>&lt;|&gt; (LET <text:s text:c="4"/>&lt;$ tok "LET" &lt;*&gt; var &lt;* tok "=" &lt;*&gt; expr)</text:p>
        <text:p text:style-name="P141"><text:s text:c="3"/>&lt;|&gt; (GOSUB <text:s text:c="2"/>&lt;$ tok "GOSUB" &lt;*&gt; expr)</text:p>
        <text:p text:style-name="P141"><text:s text:c="3"/>&lt;|&gt; (RETURN <text:s/>&lt;$ tok "RETURN")</text:p>
        <text:p text:style-name="P141"><text:s text:c="3"/>&lt;|&gt; (END <text:s text:c="4"/>&lt;$ tok "END")</text:p>
        <text:p text:style-name="P141">cr :: Parser [Char]</text:p>
        <text:p text:style-name="P141">cr = many (oneOf "\r\n")</text:p>
        <text:p text:style-name="P141">cmnd :: Parser Cmnd</text:p>
        <text:p text:style-name="P141"><text:soft-page-break/>cmnd = (CLEAR <text:s/>&lt;$ tok "CLEAR") &lt;|&gt; (LIST &lt;$ tok "LIST") &lt;|&gt; (RUN &lt;$ tok "RUN")</text:p>
        <text:p text:style-name="P141">line :: Parser Line</text:p>
        <text:p text:style-name="P141">line = (Cmnd <text:s/>&lt;$&gt; cmnd &lt;* cr) &lt;|&gt; (Stmt <text:s/>&lt;$&gt; stmt &lt;* cr) &lt;|&gt; (Line <text:s/>&lt;$&gt; number &lt;*&gt; stmt &lt;* cr)</text:p>
        <text:p text:style-name="P141">prog :: Parser Prog</text:p>
        <text:p text:style-name="P141">prog = Prog &lt;$&gt; many line</text:p>
        <text:p text:style-name="P141">deriving instance Show Prog</text:p>
        <text:p text:style-name="P141">deriving instance Show Line</text:p>
        <text:p text:style-name="P141">deriving instance Show Cmnd</text:p>
        <text:p text:style-name="P141">deriving instance Show Stmt</text:p>
        <text:p text:style-name="P141">deriving instance Show Expr</text:p>
        <text:p text:style-name="P141">deriving instance Show Term</text:p>
        <text:p text:style-name="P141">deriving instance Show Terms</text:p>
        <text:p text:style-name="P141">deriving instance Show Fact</text:p>
        <text:p text:style-name="P141">deriving instance Show Parity</text:p>
        <text:p text:style-name="P141">deriving instance Show Exprs</text:p>
        <text:p text:style-name="P141">deriving instance Show Re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thJax Math-italic" svg:font-family="'MathJax Math-italic'"/>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5:15:38.989113309</meta:creation-date>
    <dc:date>2016-12-18T18:10:48.692654179</dc:date>
    <meta:editing-duration>P3DT5H21M3S</meta:editing-duration>
    <meta:editing-cycles>899</meta:editing-cycles>
    <meta:generator>LibreOffice/4.2.8.2$Linux_X86_64 LibreOffice_project/420m0$Build-2</meta:generator>
    <meta:document-statistic meta:table-count="1" meta:image-count="0" meta:object-count="0" meta:page-count="14" meta:paragraph-count="506" meta:word-count="6120" meta:character-count="34054" meta:non-whitespace-character-count="27337"/>
  </office:meta>
</office:document-meta>
</file>